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TIONAL WHOLESALE PRICE OF SOME SELECTED COMMODITIES, 1970-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WEIGHT, KG PER BAG</text:p>
          </table:table-cell>
          <table:table-cell office:value-type="string" calcext:value-type="string">
            <text:p><text:s/>PRICE, � GH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589" calcext:value-type="float">
            <text:p>0.0589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22" calcext:value-type="float">
            <text:p>0.0622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19" calcext:value-type="float">
            <text:p>0.061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874" calcext:value-type="float">
            <text:p>0.0874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877" calcext:value-type="float">
            <text:p>0.0877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33" calcext:value-type="float">
            <text:p>0.063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903" calcext:value-type="float">
            <text:p>0.090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921" calcext:value-type="float">
            <text:p>0.092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731" calcext:value-type="float">
            <text:p>0.073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962" calcext:value-type="float">
            <text:p>0.096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2" calcext:value-type="float">
            <text:p>5.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.4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1" calcext:value-type="float">
            <text:p>7.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.6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05" calcext:value-type="float">
            <text:p>14.0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19" calcext:value-type="float">
            <text:p>14.19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4.97" calcext:value-type="float">
            <text:p>24.97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3.25" calcext:value-type="float">
            <text:p>43.2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5.03" calcext:value-type="float">
            <text:p>45.0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1.92" calcext:value-type="float">
            <text:p>41.9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.752" calcext:value-type="float">
            <text:p>8.752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.155" calcext:value-type="float">
            <text:p>8.15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.977" calcext:value-type="float">
            <text:p>7.97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.582" calcext:value-type="float">
            <text:p>9.582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.525" calcext:value-type="float">
            <text:p>9.52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926" calcext:value-type="float">
            <text:p>13.92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438" calcext:value-type="float">
            <text:p>11.438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0.815" calcext:value-type="float">
            <text:p>10.81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2.401" calcext:value-type="float">
            <text:p>12.40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719" calcext:value-type="float">
            <text:p>14.71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719" calcext:value-type="float">
            <text:p>14.719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694" calcext:value-type="float">
            <text:p>13.69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066" calcext:value-type="float">
            <text:p>13.06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043" calcext:value-type="float">
            <text:p>14.04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947" calcext:value-type="float">
            <text:p>14.94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808" calcext:value-type="float">
            <text:p>14.808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471" calcext:value-type="float">
            <text:p>14.471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27" calcext:value-type="float">
            <text:p>14.62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887" calcext:value-type="float">
            <text:p>14.88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009" calcext:value-type="float">
            <text:p>15.009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413" calcext:value-type="float">
            <text:p>14.41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746" calcext:value-type="float">
            <text:p>13.74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.844" calcext:value-type="float">
            <text:p>11.84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787" calcext:value-type="float">
            <text:p>14.78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68" calcext:value-type="float">
            <text:p>14.66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225" calcext:value-type="float">
            <text:p>15.22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354" calcext:value-type="float">
            <text:p>15.35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673" calcext:value-type="float">
            <text:p>14.67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192" calcext:value-type="float">
            <text:p>14.19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967" calcext:value-type="float">
            <text:p>15.96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826" calcext:value-type="float">
            <text:p>14.82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093" calcext:value-type="float">
            <text:p>15.09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4.996" calcext:value-type="float">
            <text:p>14.99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731" calcext:value-type="float">
            <text:p>16.73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413" calcext:value-type="float">
            <text:p>16.41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886" calcext:value-type="float">
            <text:p>16.88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179" calcext:value-type="float">
            <text:p>17.17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717" calcext:value-type="float">
            <text:p>16.71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938" calcext:value-type="float">
            <text:p>18.93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925" calcext:value-type="float">
            <text:p>17.92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924" calcext:value-type="float">
            <text:p>16.924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119" calcext:value-type="float">
            <text:p>18.11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126" calcext:value-type="float">
            <text:p>18.12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053" calcext:value-type="float">
            <text:p>17.05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166" calcext:value-type="float">
            <text:p>16.16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.074" calcext:value-type="float">
            <text:p>16.074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686" calcext:value-type="float">
            <text:p>17.68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882" calcext:value-type="float">
            <text:p>17.88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346" calcext:value-type="float">
            <text:p>18.34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293" calcext:value-type="float">
            <text:p>18.29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601" calcext:value-type="float">
            <text:p>18.6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7.713" calcext:value-type="float">
            <text:p>17.71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8.737" calcext:value-type="float">
            <text:p>18.73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1.587" calcext:value-type="float">
            <text:p>21.58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0.701" calcext:value-type="float">
            <text:p>20.7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1.248" calcext:value-type="float">
            <text:p>21.248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3.779" calcext:value-type="float">
            <text:p>23.779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6.468" calcext:value-type="float">
            <text:p>26.468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8.212" calcext:value-type="float">
            <text:p>28.212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0.669" calcext:value-type="float">
            <text:p>30.669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5.352" calcext:value-type="float">
            <text:p>35.352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3.701" calcext:value-type="float">
            <text:p>33.7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4.191" calcext:value-type="float">
            <text:p>34.19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3.935" calcext:value-type="float">
            <text:p>33.93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5.035" calcext:value-type="float">
            <text:p>35.03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5.575" calcext:value-type="float">
            <text:p>35.57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3.436" calcext:value-type="float">
            <text:p>33.436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4.731" calcext:value-type="float">
            <text:p>34.73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5.125" calcext:value-type="float">
            <text:p>35.12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4.793" calcext:value-type="float">
            <text:p>34.79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2.802" calcext:value-type="float">
            <text:p>42.802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4.508" calcext:value-type="float">
            <text:p>44.50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7.169" calcext:value-type="float">
            <text:p>47.169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46.624" calcext:value-type="float">
            <text:p>46.62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0.594" calcext:value-type="float">
            <text:p>50.59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3.694" calcext:value-type="float">
            <text:p>53.69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3.457" calcext:value-type="float">
            <text:p>53.457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8.915" calcext:value-type="float">
            <text:p>58.91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0.24" calcext:value-type="float">
            <text:p>60.24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1.642" calcext:value-type="float">
            <text:p>61.64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7.175" calcext:value-type="float">
            <text:p>67.17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5.221" calcext:value-type="float">
            <text:p>75.22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2.394" calcext:value-type="float">
            <text:p>72.394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4.468" calcext:value-type="float">
            <text:p>74.468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3.971" calcext:value-type="float">
            <text:p>73.97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4.867" calcext:value-type="float">
            <text:p>74.86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6.93" calcext:value-type="float">
            <text:p>76.9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3.083" calcext:value-type="float">
            <text:p>63.08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0.115" calcext:value-type="float">
            <text:p>80.11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8.35" calcext:value-type="float">
            <text:p>68.3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7.906" calcext:value-type="float">
            <text:p>77.90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4.915" calcext:value-type="float">
            <text:p>74.91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3.917" calcext:value-type="float">
            <text:p>83.91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0.354" calcext:value-type="float">
            <text:p>90.35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0.86" calcext:value-type="float">
            <text:p>90.8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7.788" calcext:value-type="float">
            <text:p>77.78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6.362" calcext:value-type="float">
            <text:p>76.36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4.896" calcext:value-type="float">
            <text:p>84.89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6.821" calcext:value-type="float">
            <text:p>76.82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0.038" calcext:value-type="float">
            <text:p>70.03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4.312" calcext:value-type="float">
            <text:p>74.31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0.407" calcext:value-type="float">
            <text:p>70.407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2.442" calcext:value-type="float">
            <text:p>72.44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1.59" calcext:value-type="float">
            <text:p>71.59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50.167" calcext:value-type="float">
            <text:p>50.167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6.843" calcext:value-type="float">
            <text:p>76.84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5.292" calcext:value-type="float">
            <text:p>75.29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5.741" calcext:value-type="float">
            <text:p>75.74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77.793" calcext:value-type="float">
            <text:p>77.79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6.067" calcext:value-type="float">
            <text:p>86.067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89.875" calcext:value-type="float">
            <text:p>89.87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1.654" calcext:value-type="float">
            <text:p>91.65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95.748" calcext:value-type="float">
            <text:p>95.74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1.3411" calcext:value-type="float">
            <text:p>111.341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17.17" calcext:value-type="float">
            <text:p>117.17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54.117" calcext:value-type="float">
            <text:p>154.117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AIZE</text:p>
          </table:table-cell>
          <table:table-cell office:value-type="float" office:value="100" calcext:value-type="float">
            <text:p>100</text:p>
          </table:table-cell>
          <table:table-cell office:value-type="float" office:value="162.327" calcext:value-type="float">
            <text:p>162.32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6.03" calcext:value-type="float">
            <text:p>166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76.78" calcext:value-type="float">
            <text:p>176.78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75.45" calcext:value-type="float">
            <text:p>175.4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3.42" calcext:value-type="float">
            <text:p>193.4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5.77" calcext:value-type="float">
            <text:p>215.7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9.56" calcext:value-type="float">
            <text:p>219.5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1.11" calcext:value-type="float">
            <text:p>231.1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3" calcext:value-type="float">
            <text:p>23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45.61" calcext:value-type="float">
            <text:p>245.6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5.13" calcext:value-type="float">
            <text:p>195.1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9.92" calcext:value-type="float">
            <text:p>199.9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4.93" calcext:value-type="float">
            <text:p>204.9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1.32" calcext:value-type="float">
            <text:p>211.3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7.72" calcext:value-type="float">
            <text:p>207.7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0.44" calcext:value-type="float">
            <text:p>200.44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7.01" calcext:value-type="float">
            <text:p>217.0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4.73" calcext:value-type="float">
            <text:p>214.7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4.59" calcext:value-type="float">
            <text:p>224.5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0.41" calcext:value-type="float">
            <text:p>230.4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7.56" calcext:value-type="float">
            <text:p>217.5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6.47" calcext:value-type="float">
            <text:p>206.4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0.71" calcext:value-type="float">
            <text:p>210.7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2.12" calcext:value-type="float">
            <text:p>212.1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7.7" calcext:value-type="float">
            <text:p>207.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1.9" calcext:value-type="float">
            <text:p>201.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5.97" calcext:value-type="float">
            <text:p>235.9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6.59" calcext:value-type="float">
            <text:p>226.5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0.16" calcext:value-type="float">
            <text:p>220.1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1.54" calcext:value-type="float">
            <text:p>221.54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9.01" calcext:value-type="float">
            <text:p>199.0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6.34" calcext:value-type="float">
            <text:p>196.3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3.02" calcext:value-type="float">
            <text:p>213.0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10.94" calcext:value-type="float">
            <text:p>210.9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6.24" calcext:value-type="float">
            <text:p>226.2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0.09" calcext:value-type="float">
            <text:p>220.0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39.69" calcext:value-type="float">
            <text:p>239.6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7.44" calcext:value-type="float">
            <text:p>227.4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47.89" calcext:value-type="float">
            <text:p>247.8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63.7" calcext:value-type="float">
            <text:p>263.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75.44" calcext:value-type="float">
            <text:p>275.4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01.62" calcext:value-type="float">
            <text:p>301.6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12.13" calcext:value-type="float">
            <text:p>312.1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44.07" calcext:value-type="float">
            <text:p>344.0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71.27" calcext:value-type="float">
            <text:p>371.2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09.09" calcext:value-type="float">
            <text:p>409.0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65.67" calcext:value-type="float">
            <text:p>465.6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78.02" calcext:value-type="float">
            <text:p>478.0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83.16" calcext:value-type="float">
            <text:p>483.1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93.33" calcext:value-type="float">
            <text:p>493.3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07.44" calcext:value-type="float">
            <text:p>407.4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09.35" calcext:value-type="float">
            <text:p>409.3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17.43" calcext:value-type="float">
            <text:p>417.4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86.14" calcext:value-type="float">
            <text:p>386.1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18.43" calcext:value-type="float">
            <text:p>418.4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35.4" calcext:value-type="float">
            <text:p>435.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28.65" calcext:value-type="float">
            <text:p>428.6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25.78" calcext:value-type="float">
            <text:p>425.7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00.97" calcext:value-type="float">
            <text:p>400.9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73.7" calcext:value-type="float">
            <text:p>373.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53.63" calcext:value-type="float">
            <text:p>353.6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96.93" calcext:value-type="float">
            <text:p>396.9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277" calcext:value-type="float">
            <text:p>1.27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.197" calcext:value-type="float">
            <text:p>2.19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.097" calcext:value-type="float">
            <text:p>3.09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.367" calcext:value-type="float">
            <text:p>3.36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.584" calcext:value-type="float">
            <text:p>2.58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3" calcext:value-type="float">
            <text:p>4.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812" calcext:value-type="float">
            <text:p>5.8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617" calcext:value-type="float">
            <text:p>7.61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075" calcext:value-type="float">
            <text:p>8.07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683" calcext:value-type="float">
            <text:p>7.68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244" calcext:value-type="float">
            <text:p>6.24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717" calcext:value-type="float">
            <text:p>6.71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225" calcext:value-type="float">
            <text:p>6.22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189" calcext:value-type="float">
            <text:p>8.18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417" calcext:value-type="float">
            <text:p>7.41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011" calcext:value-type="float">
            <text:p>7.01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181" calcext:value-type="float">
            <text:p>8.18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363" calcext:value-type="float">
            <text:p>8.36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018" calcext:value-type="float">
            <text:p>8.01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756" calcext:value-type="float">
            <text:p>5.75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382" calcext:value-type="float">
            <text:p>4.38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591" calcext:value-type="float">
            <text:p>4.59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718" calcext:value-type="float">
            <text:p>4.718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368" calcext:value-type="float">
            <text:p>5.368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291" calcext:value-type="float">
            <text:p>5.29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105" calcext:value-type="float">
            <text:p>5.10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486" calcext:value-type="float">
            <text:p>4.48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157" calcext:value-type="float">
            <text:p>5.15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854" calcext:value-type="float">
            <text:p>5.854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844" calcext:value-type="float">
            <text:p>5.844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552" calcext:value-type="float">
            <text:p>5.55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461" calcext:value-type="float">
            <text:p>5.46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085" calcext:value-type="float">
            <text:p>5.08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4.287" calcext:value-type="float">
            <text:p>4.28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5" calcext:value-type="float">
            <text:p>5.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819" calcext:value-type="float">
            <text:p>5.819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645" calcext:value-type="float">
            <text:p>5.64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919" calcext:value-type="float">
            <text:p>5.919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354" calcext:value-type="float">
            <text:p>6.35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6.748" calcext:value-type="float">
            <text:p>6.748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155" calcext:value-type="float">
            <text:p>8.15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8.153" calcext:value-type="float">
            <text:p>8.153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734" calcext:value-type="float">
            <text:p>7.73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7.394" calcext:value-type="float">
            <text:p>7.39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9.075" calcext:value-type="float">
            <text:p>9.07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9.173" calcext:value-type="float">
            <text:p>9.17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9.544" calcext:value-type="float">
            <text:p>9.54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0.485" calcext:value-type="float">
            <text:p>10.48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1.953" calcext:value-type="float">
            <text:p>11.95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3.193" calcext:value-type="float">
            <text:p>13.19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1.071" calcext:value-type="float">
            <text:p>11.07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0.751" calcext:value-type="float">
            <text:p>10.75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0.949" calcext:value-type="float">
            <text:p>10.949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9.968" calcext:value-type="float">
            <text:p>9.96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9.684" calcext:value-type="float">
            <text:p>9.68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591" calcext:value-type="float">
            <text:p>16.59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583" calcext:value-type="float">
            <text:p>19.58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.441" calcext:value-type="float">
            <text:p>22.44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7.012" calcext:value-type="float">
            <text:p>27.01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.614" calcext:value-type="float">
            <text:p>22.614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882" calcext:value-type="float">
            <text:p>18.88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837" calcext:value-type="float">
            <text:p>16.83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3.406" calcext:value-type="float">
            <text:p>13.406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5.677" calcext:value-type="float">
            <text:p>15.67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023" calcext:value-type="float">
            <text:p>18.02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591" calcext:value-type="float">
            <text:p>16.59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583" calcext:value-type="float">
            <text:p>19.58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.441" calcext:value-type="float">
            <text:p>22.44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7.012" calcext:value-type="float">
            <text:p>27.0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2.614" calcext:value-type="float">
            <text:p>22.61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882" calcext:value-type="float">
            <text:p>18.88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6.837" calcext:value-type="float">
            <text:p>16.83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3.406" calcext:value-type="float">
            <text:p>13.40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677" calcext:value-type="float">
            <text:p>19.67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223" calcext:value-type="float">
            <text:p>18.22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663" calcext:value-type="float">
            <text:p>18.66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337" calcext:value-type="float">
            <text:p>18.337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944" calcext:value-type="float">
            <text:p>18.944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379" calcext:value-type="float">
            <text:p>18.379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5.352" calcext:value-type="float">
            <text:p>15.35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695" calcext:value-type="float">
            <text:p>18.69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408" calcext:value-type="float">
            <text:p>18.40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285" calcext:value-type="float">
            <text:p>18.28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848" calcext:value-type="float">
            <text:p>19.84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078" calcext:value-type="float">
            <text:p>18.07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706" calcext:value-type="float">
            <text:p>19.706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.151" calcext:value-type="float">
            <text:p>20.15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20.03" calcext:value-type="float">
            <text:p>20.0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383" calcext:value-type="float">
            <text:p>19.38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9.253" calcext:value-type="float">
            <text:p>19.25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969" calcext:value-type="float">
            <text:p>18.969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MILLET</text:p>
          </table:table-cell>
          <table:table-cell office:value-type="float" office:value="93" calcext:value-type="float">
            <text:p>93</text:p>
          </table:table-cell>
          <table:table-cell office:value-type="float" office:value="18.933" calcext:value-type="float">
            <text:p>18.93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9.591" calcext:value-type="float">
            <text:p>19.59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.081" calcext:value-type="float">
            <text:p>20.08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483" calcext:value-type="float">
            <text:p>21.48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539" calcext:value-type="float">
            <text:p>21.53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253" calcext:value-type="float">
            <text:p>21.25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088" calcext:value-type="float">
            <text:p>21.088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2.694" calcext:value-type="float">
            <text:p>22.694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2.502" calcext:value-type="float">
            <text:p>22.50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435" calcext:value-type="float">
            <text:p>21.435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.101" calcext:value-type="float">
            <text:p>25.10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.542" calcext:value-type="float">
            <text:p>25.542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.243" calcext:value-type="float">
            <text:p>26.24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.911" calcext:value-type="float">
            <text:p>26.91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381" calcext:value-type="float">
            <text:p>29.38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152" calcext:value-type="float">
            <text:p>29.152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663" calcext:value-type="float">
            <text:p>29.66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.468" calcext:value-type="float">
            <text:p>28.468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.603" calcext:value-type="float">
            <text:p>27.60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.974" calcext:value-type="float">
            <text:p>26.974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.117" calcext:value-type="float">
            <text:p>28.117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016" calcext:value-type="float">
            <text:p>29.016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0.727" calcext:value-type="float">
            <text:p>30.727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1.848" calcext:value-type="float">
            <text:p>31.84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.889" calcext:value-type="float">
            <text:p>33.88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6.906" calcext:value-type="float">
            <text:p>36.906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7.378" calcext:value-type="float">
            <text:p>37.37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8.453" calcext:value-type="float">
            <text:p>38.45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9.277" calcext:value-type="float">
            <text:p>39.277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2.261" calcext:value-type="float">
            <text:p>42.261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6.58" calcext:value-type="float">
            <text:p>46.58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.132" calcext:value-type="float">
            <text:p>51.132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.627" calcext:value-type="float">
            <text:p>51.62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3.736" calcext:value-type="float">
            <text:p>53.736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8.822" calcext:value-type="float">
            <text:p>58.822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0.809" calcext:value-type="float">
            <text:p>60.80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8.581" calcext:value-type="float">
            <text:p>58.58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6.986" calcext:value-type="float">
            <text:p>56.986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9.281" calcext:value-type="float">
            <text:p>59.28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9.294" calcext:value-type="float">
            <text:p>59.29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346" calcext:value-type="float">
            <text:p>68.346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471" calcext:value-type="float">
            <text:p>68.47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2.555" calcext:value-type="float">
            <text:p>72.55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9.879" calcext:value-type="float">
            <text:p>79.87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1.053" calcext:value-type="float">
            <text:p>81.05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8.156" calcext:value-type="float">
            <text:p>88.156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2.497" calcext:value-type="float">
            <text:p>92.497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5.148" calcext:value-type="float">
            <text:p>95.148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4.039" calcext:value-type="float">
            <text:p>94.03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1.986" calcext:value-type="float">
            <text:p>91.986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3.977" calcext:value-type="float">
            <text:p>93.97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8.009" calcext:value-type="float">
            <text:p>98.00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7.569" calcext:value-type="float">
            <text:p>97.56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0.179" calcext:value-type="float">
            <text:p>100.17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4.764" calcext:value-type="float">
            <text:p>104.76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7.655" calcext:value-type="float">
            <text:p>107.655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2.004" calcext:value-type="float">
            <text:p>112.00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5.364" calcext:value-type="float">
            <text:p>115.36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5.364" calcext:value-type="float">
            <text:p>115.36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5.364" calcext:value-type="float">
            <text:p>115.36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2.851" calcext:value-type="float">
            <text:p>132.85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9.25" calcext:value-type="float">
            <text:p>129.2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2.716" calcext:value-type="float">
            <text:p>122.716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4.13" calcext:value-type="float">
            <text:p>114.13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3.45" calcext:value-type="float">
            <text:p>113.4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3.954" calcext:value-type="float">
            <text:p>113.95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8.809" calcext:value-type="float">
            <text:p>108.809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5.756" calcext:value-type="float">
            <text:p>115.75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6.696" calcext:value-type="float">
            <text:p>116.69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5.643" calcext:value-type="float">
            <text:p>115.64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8.218" calcext:value-type="float">
            <text:p>118.218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7.668" calcext:value-type="float">
            <text:p>117.668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0.433" calcext:value-type="float">
            <text:p>120.43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2.72" calcext:value-type="float">
            <text:p>122.72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4.443" calcext:value-type="float">
            <text:p>114.44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0.294" calcext:value-type="float">
            <text:p>120.29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1.851" calcext:value-type="float">
            <text:p>121.85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5.264" calcext:value-type="float">
            <text:p>135.26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3.808" calcext:value-type="float">
            <text:p>143.80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5.873" calcext:value-type="float">
            <text:p>145.87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7.087" calcext:value-type="float">
            <text:p>157.08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1.547" calcext:value-type="float">
            <text:p>161.54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5.526" calcext:value-type="float">
            <text:p>205.526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2.435" calcext:value-type="float">
            <text:p>252.43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6.625" calcext:value-type="float">
            <text:p>256.625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46.25" calcext:value-type="float">
            <text:p>246.25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0.693" calcext:value-type="float">
            <text:p>270.69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9.712" calcext:value-type="float">
            <text:p>289.71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0.739" calcext:value-type="float">
            <text:p>290.73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9.863" calcext:value-type="float">
            <text:p>289.86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7.002" calcext:value-type="float">
            <text:p>287.00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1.805" calcext:value-type="float">
            <text:p>291.805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5.567" calcext:value-type="float">
            <text:p>265.567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4.58" calcext:value-type="float">
            <text:p>124.58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6.445" calcext:value-type="float">
            <text:p>216.445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25.417" calcext:value-type="float">
            <text:p>225.417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1.1" calcext:value-type="float">
            <text:p>271.1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6.6" calcext:value-type="float">
            <text:p>276.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9.303" calcext:value-type="float">
            <text:p>289.30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1.864" calcext:value-type="float">
            <text:p>281.86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2.035" calcext:value-type="float">
            <text:p>282.03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1.822" calcext:value-type="float">
            <text:p>271.822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7.176" calcext:value-type="float">
            <text:p>267.17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0.583" calcext:value-type="float">
            <text:p>290.58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1.246" calcext:value-type="float">
            <text:p>291.24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1.855" calcext:value-type="float">
            <text:p>291.85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09.704" calcext:value-type="float">
            <text:p>309.704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15.824" calcext:value-type="float">
            <text:p>315.824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88.786" calcext:value-type="float">
            <text:p>288.786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5.97" calcext:value-type="float">
            <text:p>295.97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00.6" calcext:value-type="float">
            <text:p>300.6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6.3" calcext:value-type="float">
            <text:p>336.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48.512" calcext:value-type="float">
            <text:p>348.51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22.13" calcext:value-type="float">
            <text:p>322.1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5.1" calcext:value-type="float">
            <text:p>335.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45.99" calcext:value-type="float">
            <text:p>345.9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22.21" calcext:value-type="float">
            <text:p>322.2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60.32" calcext:value-type="float">
            <text:p>360.3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57.571" calcext:value-type="float">
            <text:p>357.57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86.3" calcext:value-type="float">
            <text:p>386.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90.075" calcext:value-type="float">
            <text:p>390.07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22.58" calcext:value-type="float">
            <text:p>422.58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44.5" calcext:value-type="float">
            <text:p>444.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51.23" calcext:value-type="float">
            <text:p>451.2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66.57" calcext:value-type="float">
            <text:p>466.57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78.17" calcext:value-type="float">
            <text:p>478.17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58.91" calcext:value-type="float">
            <text:p>458.9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81.58" calcext:value-type="float">
            <text:p>481.5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5.39" calcext:value-type="float">
            <text:p>515.39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97.7" calcext:value-type="float">
            <text:p>497.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40.21" calcext:value-type="float">
            <text:p>540.2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44.68" calcext:value-type="float">
            <text:p>544.6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47.36" calcext:value-type="float">
            <text:p>547.36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63.28" calcext:value-type="float">
            <text:p>563.2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26.05" calcext:value-type="float">
            <text:p>526.05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23.14" calcext:value-type="float">
            <text:p>523.14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33.43" calcext:value-type="float">
            <text:p>533.4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4.68" calcext:value-type="float">
            <text:p>514.68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39.7" calcext:value-type="float">
            <text:p>539.7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67.79" calcext:value-type="float">
            <text:p>567.7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77.66" calcext:value-type="float">
            <text:p>577.66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74.89" calcext:value-type="float">
            <text:p>574.8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50.5" calcext:value-type="float">
            <text:p>550.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50.88" calcext:value-type="float">
            <text:p>550.88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42.55" calcext:value-type="float">
            <text:p>542.5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77.73" calcext:value-type="float">
            <text:p>577.73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.927" calcext:value-type="float">
            <text:p>12.92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929" calcext:value-type="float">
            <text:p>13.92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2.812" calcext:value-type="float">
            <text:p>12.812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3.821" calcext:value-type="float">
            <text:p>13.82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249" calcext:value-type="float">
            <text:p>15.24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705" calcext:value-type="float">
            <text:p>15.70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247" calcext:value-type="float">
            <text:p>15.24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506" calcext:value-type="float">
            <text:p>15.50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323" calcext:value-type="float">
            <text:p>16.32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327" calcext:value-type="float">
            <text:p>16.32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526" calcext:value-type="float">
            <text:p>15.52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522" calcext:value-type="float">
            <text:p>16.52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279" calcext:value-type="float">
            <text:p>17.279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447" calcext:value-type="float">
            <text:p>17.44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648" calcext:value-type="float">
            <text:p>16.648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.234" calcext:value-type="float">
            <text:p>18.23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782" calcext:value-type="float">
            <text:p>17.78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022" calcext:value-type="float">
            <text:p>17.02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076" calcext:value-type="float">
            <text:p>17.07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1.566" calcext:value-type="float">
            <text:p>31.56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5.157" calcext:value-type="float">
            <text:p>15.15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.078" calcext:value-type="float">
            <text:p>16.07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135" calcext:value-type="float">
            <text:p>17.13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638" calcext:value-type="float">
            <text:p>17.63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.007" calcext:value-type="float">
            <text:p>18.00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876" calcext:value-type="float">
            <text:p>17.87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.784" calcext:value-type="float">
            <text:p>17.78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.104" calcext:value-type="float">
            <text:p>18.10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.016" calcext:value-type="float">
            <text:p>18.01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.442" calcext:value-type="float">
            <text:p>18.44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.385" calcext:value-type="float">
            <text:p>20.38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4.675" calcext:value-type="float">
            <text:p>24.67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7.127" calcext:value-type="float">
            <text:p>27.12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277" calcext:value-type="float">
            <text:p>29.27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9.223" calcext:value-type="float">
            <text:p>29.22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0.313" calcext:value-type="float">
            <text:p>30.31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.093" calcext:value-type="float">
            <text:p>33.09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2.607" calcext:value-type="float">
            <text:p>32.60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1.086" calcext:value-type="float">
            <text:p>31.08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2.371" calcext:value-type="float">
            <text:p>32.37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.424" calcext:value-type="float">
            <text:p>33.424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2.867" calcext:value-type="float">
            <text:p>32.86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4.779" calcext:value-type="float">
            <text:p>34.779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4.173" calcext:value-type="float">
            <text:p>34.17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3.646" calcext:value-type="float">
            <text:p>33.64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5.497" calcext:value-type="float">
            <text:p>35.49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37.639" calcext:value-type="float">
            <text:p>37.639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3.201" calcext:value-type="float">
            <text:p>43.2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4.825" calcext:value-type="float">
            <text:p>44.82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8.72" calcext:value-type="float">
            <text:p>48.7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47.555" calcext:value-type="float">
            <text:p>47.55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3.078" calcext:value-type="float">
            <text:p>53.078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6.585" calcext:value-type="float">
            <text:p>56.58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4.817" calcext:value-type="float">
            <text:p>54.81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1.689" calcext:value-type="float">
            <text:p>51.689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3.26" calcext:value-type="float">
            <text:p>53.26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59.907" calcext:value-type="float">
            <text:p>59.90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2.758" calcext:value-type="float">
            <text:p>62.758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965" calcext:value-type="float">
            <text:p>68.96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141" calcext:value-type="float">
            <text:p>68.14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6.775" calcext:value-type="float">
            <text:p>66.77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677" calcext:value-type="float">
            <text:p>68.67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4.253" calcext:value-type="float">
            <text:p>74.253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7.223" calcext:value-type="float">
            <text:p>77.223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4.173" calcext:value-type="float">
            <text:p>84.17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5.325" calcext:value-type="float">
            <text:p>65.32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897" calcext:value-type="float">
            <text:p>68.897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3.675" calcext:value-type="float">
            <text:p>73.67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5.904" calcext:value-type="float">
            <text:p>75.90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5.585" calcext:value-type="float">
            <text:p>95.58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0.685" calcext:value-type="float">
            <text:p>90.68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1.591" calcext:value-type="float">
            <text:p>71.59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0.171" calcext:value-type="float">
            <text:p>70.17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5.718" calcext:value-type="float">
            <text:p>65.718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186" calcext:value-type="float">
            <text:p>68.186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8.234" calcext:value-type="float">
            <text:p>68.234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1.291" calcext:value-type="float">
            <text:p>71.29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1.56" calcext:value-type="float">
            <text:p>71.56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0.169" calcext:value-type="float">
            <text:p>70.169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2.167" calcext:value-type="float">
            <text:p>62.16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0.632" calcext:value-type="float">
            <text:p>60.63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1.946" calcext:value-type="float">
            <text:p>61.94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64.562" calcext:value-type="float">
            <text:p>64.56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5.741" calcext:value-type="float">
            <text:p>75.74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70.759" calcext:value-type="float">
            <text:p>70.759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5.562" calcext:value-type="float">
            <text:p>85.56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1.285" calcext:value-type="float">
            <text:p>81.28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81.156" calcext:value-type="float">
            <text:p>81.15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01.8751" calcext:value-type="float">
            <text:p>101.875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10.833" calcext:value-type="float">
            <text:p>110.83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1.116" calcext:value-type="float">
            <text:p>171.11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74.535" calcext:value-type="float">
            <text:p>174.53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0.916" calcext:value-type="float">
            <text:p>180.91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6.67" calcext:value-type="float">
            <text:p>206.67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98.75" calcext:value-type="float">
            <text:p>198.7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3.783" calcext:value-type="float">
            <text:p>203.78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89.832" calcext:value-type="float">
            <text:p>189.83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199.131" calcext:value-type="float">
            <text:p>199.13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4.273" calcext:value-type="float">
            <text:p>214.27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8.31" calcext:value-type="float">
            <text:p>218.3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6.406" calcext:value-type="float">
            <text:p>206.406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6.693" calcext:value-type="float">
            <text:p>216.69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2.168" calcext:value-type="float">
            <text:p>212.16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1.274" calcext:value-type="float">
            <text:p>211.27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18.701" calcext:value-type="float">
            <text:p>218.70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20.545" calcext:value-type="float">
            <text:p>220.54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OCAL RICE</text:p>
          </table:table-cell>
          <table:table-cell office:value-type="float" office:value="100" calcext:value-type="float">
            <text:p>100</text:p>
          </table:table-cell>
          <table:table-cell office:value-type="float" office:value="207.815" calcext:value-type="float">
            <text:p>207.815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8.869" calcext:value-type="float">
            <text:p>198.86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4.56" calcext:value-type="float">
            <text:p>204.5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8.26" calcext:value-type="float">
            <text:p>198.2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5.632" calcext:value-type="float">
            <text:p>205.63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4.796" calcext:value-type="float">
            <text:p>204.79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5.61" calcext:value-type="float">
            <text:p>215.6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7.307" calcext:value-type="float">
            <text:p>207.30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3.798" calcext:value-type="float">
            <text:p>213.798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9.079" calcext:value-type="float">
            <text:p>209.07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5.629" calcext:value-type="float">
            <text:p>205.629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6.956" calcext:value-type="float">
            <text:p>196.95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2.275" calcext:value-type="float">
            <text:p>192.275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24.276" calcext:value-type="float">
            <text:p>324.276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5.521" calcext:value-type="float">
            <text:p>215.52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9.477" calcext:value-type="float">
            <text:p>219.47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5.554" calcext:value-type="float">
            <text:p>225.554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6.591" calcext:value-type="float">
            <text:p>226.59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9.08" calcext:value-type="float">
            <text:p>219.08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9.224" calcext:value-type="float">
            <text:p>249.224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61.406" calcext:value-type="float">
            <text:p>261.406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79.281" calcext:value-type="float">
            <text:p>279.281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93" calcext:value-type="float">
            <text:p>293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6" calcext:value-type="float">
            <text:p>316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04.02" calcext:value-type="float">
            <text:p>304.02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3.73" calcext:value-type="float">
            <text:p>313.7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29.23" calcext:value-type="float">
            <text:p>329.2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69.995" calcext:value-type="float">
            <text:p>369.995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09.01" calcext:value-type="float">
            <text:p>409.01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42.43" calcext:value-type="float">
            <text:p>442.43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6.2" calcext:value-type="float">
            <text:p>466.2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44.49" calcext:value-type="float">
            <text:p>644.4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36.4" calcext:value-type="float">
            <text:p>436.4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55.82" calcext:value-type="float">
            <text:p>455.82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3.48" calcext:value-type="float">
            <text:p>463.4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01.13" calcext:value-type="float">
            <text:p>401.13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95.6" calcext:value-type="float">
            <text:p>395.6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3.29" calcext:value-type="float">
            <text:p>373.2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63.9" calcext:value-type="float">
            <text:p>363.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5.42" calcext:value-type="float">
            <text:p>375.42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84.4" calcext:value-type="float">
            <text:p>384.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88.8" calcext:value-type="float">
            <text:p>388.8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88.137" calcext:value-type="float">
            <text:p>288.13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6.9" calcext:value-type="float">
            <text:p>356.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6.5" calcext:value-type="float">
            <text:p>356.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2.447" calcext:value-type="float">
            <text:p>352.44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42.64" calcext:value-type="float">
            <text:p>342.64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1.561" calcext:value-type="float">
            <text:p>371.56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586" calcext:value-type="float">
            <text:p>2.58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426" calcext:value-type="float">
            <text:p>2.42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.056" calcext:value-type="float">
            <text:p>3.05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577" calcext:value-type="float">
            <text:p>2.577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.934" calcext:value-type="float">
            <text:p>4.934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518" calcext:value-type="float">
            <text:p>6.518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448" calcext:value-type="float">
            <text:p>6.448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279" calcext:value-type="float">
            <text:p>7.279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752" calcext:value-type="float">
            <text:p>10.75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195" calcext:value-type="float">
            <text:p>7.195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371" calcext:value-type="float">
            <text:p>7.37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142" calcext:value-type="float">
            <text:p>7.14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788" calcext:value-type="float">
            <text:p>9.788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092" calcext:value-type="float">
            <text:p>10.09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384" calcext:value-type="float">
            <text:p>10.38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967" calcext:value-type="float">
            <text:p>9.967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285" calcext:value-type="float">
            <text:p>9.285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188" calcext:value-type="float">
            <text:p>7.188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.622" calcext:value-type="float">
            <text:p>4.62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.934" calcext:value-type="float">
            <text:p>4.93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159" calcext:value-type="float">
            <text:p>6.15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713" calcext:value-type="float">
            <text:p>6.71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889" calcext:value-type="float">
            <text:p>5.889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955" calcext:value-type="float">
            <text:p>7.95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185" calcext:value-type="float">
            <text:p>10.18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.202" calcext:value-type="float">
            <text:p>7.202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454" calcext:value-type="float">
            <text:p>6.454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551" calcext:value-type="float">
            <text:p>5.551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327" calcext:value-type="float">
            <text:p>6.32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.141" calcext:value-type="float">
            <text:p>5.14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873" calcext:value-type="float">
            <text:p>6.87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758" calcext:value-type="float">
            <text:p>6.758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704" calcext:value-type="float">
            <text:p>8.70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964" calcext:value-type="float">
            <text:p>9.96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172" calcext:value-type="float">
            <text:p>10.17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526" calcext:value-type="float">
            <text:p>9.52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824" calcext:value-type="float">
            <text:p>8.82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.861" calcext:value-type="float">
            <text:p>8.86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962" calcext:value-type="float">
            <text:p>9.96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928" calcext:value-type="float">
            <text:p>10.928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.917" calcext:value-type="float">
            <text:p>6.917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221" calcext:value-type="float">
            <text:p>10.22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.245" calcext:value-type="float">
            <text:p>13.245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486" calcext:value-type="float">
            <text:p>10.48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1.953" calcext:value-type="float">
            <text:p>11.95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1.071" calcext:value-type="float">
            <text:p>11.07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751" calcext:value-type="float">
            <text:p>10.75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.949" calcext:value-type="float">
            <text:p>10.949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968" calcext:value-type="float">
            <text:p>9.968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.684" calcext:value-type="float">
            <text:p>9.684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.568" calcext:value-type="float">
            <text:p>16.568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.591" calcext:value-type="float">
            <text:p>16.59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.582" calcext:value-type="float">
            <text:p>19.58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.441" calcext:value-type="float">
            <text:p>22.44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8.885" calcext:value-type="float">
            <text:p>18.885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.407" calcext:value-type="float">
            <text:p>13.40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.689" calcext:value-type="float">
            <text:p>15.689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.201" calcext:value-type="float">
            <text:p>19.20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409" calcext:value-type="float">
            <text:p>21.40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3.555" calcext:value-type="float">
            <text:p>23.555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6.179" calcext:value-type="float">
            <text:p>26.17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8.802" calcext:value-type="float">
            <text:p>28.80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2.042" calcext:value-type="float">
            <text:p>32.04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.102" calcext:value-type="float">
            <text:p>31.10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.946" calcext:value-type="float">
            <text:p>24.946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7.437" calcext:value-type="float">
            <text:p>17.43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.883" calcext:value-type="float">
            <text:p>19.883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.032" calcext:value-type="float">
            <text:p>20.03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.347" calcext:value-type="float">
            <text:p>22.34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.844" calcext:value-type="float">
            <text:p>24.84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0.331" calcext:value-type="float">
            <text:p>30.33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.781" calcext:value-type="float">
            <text:p>37.78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.661" calcext:value-type="float">
            <text:p>37.66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4.89" calcext:value-type="float">
            <text:p>44.8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9.84" calcext:value-type="float">
            <text:p>39.8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861" calcext:value-type="float">
            <text:p>21.86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5.203" calcext:value-type="float">
            <text:p>25.20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9.599" calcext:value-type="float">
            <text:p>29.59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0.079" calcext:value-type="float">
            <text:p>30.07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.432" calcext:value-type="float">
            <text:p>31.43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.835" calcext:value-type="float">
            <text:p>31.83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4.923" calcext:value-type="float">
            <text:p>34.92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.553" calcext:value-type="float">
            <text:p>37.55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3.023" calcext:value-type="float">
            <text:p>43.023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3.372" calcext:value-type="float">
            <text:p>33.37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6.982" calcext:value-type="float">
            <text:p>26.98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079" calcext:value-type="float">
            <text:p>21.07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.647" calcext:value-type="float">
            <text:p>20.64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632" calcext:value-type="float">
            <text:p>21.632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074" calcext:value-type="float">
            <text:p>21.07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3.458" calcext:value-type="float">
            <text:p>23.45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.107" calcext:value-type="float">
            <text:p>24.107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5.869" calcext:value-type="float">
            <text:p>25.869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.808" calcext:value-type="float">
            <text:p>31.80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.234" calcext:value-type="float">
            <text:p>35.23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9.924" calcext:value-type="float">
            <text:p>39.92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.369" calcext:value-type="float">
            <text:p>42.369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8.831" calcext:value-type="float">
            <text:p>28.831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722" calcext:value-type="float">
            <text:p>21.722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.756" calcext:value-type="float">
            <text:p>21.75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.695" calcext:value-type="float">
            <text:p>24.695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.387" calcext:value-type="float">
            <text:p>31.38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.129" calcext:value-type="float">
            <text:p>35.12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8.287" calcext:value-type="float">
            <text:p>38.28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5.055" calcext:value-type="float">
            <text:p>45.05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0.629" calcext:value-type="float">
            <text:p>50.629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0.577" calcext:value-type="float">
            <text:p>60.57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4.566" calcext:value-type="float">
            <text:p>54.566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.417" calcext:value-type="float">
            <text:p>37.41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9.652" calcext:value-type="float">
            <text:p>29.65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9.871" calcext:value-type="float">
            <text:p>29.87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2.805" calcext:value-type="float">
            <text:p>32.80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.805" calcext:value-type="float">
            <text:p>35.80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9.947" calcext:value-type="float">
            <text:p>39.947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.182" calcext:value-type="float">
            <text:p>46.18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1.978" calcext:value-type="float">
            <text:p>51.97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9.057" calcext:value-type="float">
            <text:p>59.057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1.049" calcext:value-type="float">
            <text:p>71.049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3.907" calcext:value-type="float">
            <text:p>63.907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8.295" calcext:value-type="float">
            <text:p>48.29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0.018" calcext:value-type="float">
            <text:p>50.01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2.848" calcext:value-type="float">
            <text:p>62.848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7.097" calcext:value-type="float">
            <text:p>67.09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8.462" calcext:value-type="float">
            <text:p>88.462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8.973" calcext:value-type="float">
            <text:p>108.973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3.594" calcext:value-type="float">
            <text:p>123.59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8.746" calcext:value-type="float">
            <text:p>128.746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7.687" calcext:value-type="float">
            <text:p>57.68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0.113" calcext:value-type="float">
            <text:p>60.113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8.489" calcext:value-type="float">
            <text:p>68.489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6.843" calcext:value-type="float">
            <text:p>76.843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5.925" calcext:value-type="float">
            <text:p>85.92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1.551" calcext:value-type="float">
            <text:p>91.55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2.049" calcext:value-type="float">
            <text:p>92.049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0.461" calcext:value-type="float">
            <text:p>100.46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17.041" calcext:value-type="float">
            <text:p>117.04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3.537" calcext:value-type="float">
            <text:p>133.53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3.145" calcext:value-type="float">
            <text:p>123.14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7.488" calcext:value-type="float">
            <text:p>87.488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1.52" calcext:value-type="float">
            <text:p>71.52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1.711" calcext:value-type="float">
            <text:p>71.71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7.803" calcext:value-type="float">
            <text:p>97.803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7.611" calcext:value-type="float">
            <text:p>97.61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4.233" calcext:value-type="float">
            <text:p>104.233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13.571" calcext:value-type="float">
            <text:p>113.57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7.028" calcext:value-type="float">
            <text:p>127.028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3.994" calcext:value-type="float">
            <text:p>153.99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73.003" calcext:value-type="float">
            <text:p>173.003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1.14" calcext:value-type="float">
            <text:p>201.1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6.678" calcext:value-type="float">
            <text:p>166.678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7.226" calcext:value-type="float">
            <text:p>157.226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5.781" calcext:value-type="float">
            <text:p>125.78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25.781" calcext:value-type="float">
            <text:p>125.78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0.937" calcext:value-type="float">
            <text:p>150.93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5.656" calcext:value-type="float">
            <text:p>105.65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5.954" calcext:value-type="float">
            <text:p>135.95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81.212" calcext:value-type="float">
            <text:p>181.21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8.804" calcext:value-type="float">
            <text:p>158.80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8.611" calcext:value-type="float">
            <text:p>168.61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8.156" calcext:value-type="float">
            <text:p>208.15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0" calcext:value-type="float">
            <text:p>42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86.2" calcext:value-type="float">
            <text:p>386.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71.662" calcext:value-type="float">
            <text:p>171.66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0.487" calcext:value-type="float">
            <text:p>190.48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0.244" calcext:value-type="float">
            <text:p>190.24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6.363" calcext:value-type="float">
            <text:p>206.36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8.177" calcext:value-type="float">
            <text:p>218.17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9.202" calcext:value-type="float">
            <text:p>199.20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69.851" calcext:value-type="float">
            <text:p>169.851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47.612" calcext:value-type="float">
            <text:p>147.61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0.303" calcext:value-type="float">
            <text:p>130.30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04.263" calcext:value-type="float">
            <text:p>104.263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1.66" calcext:value-type="float">
            <text:p>131.6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37.382" calcext:value-type="float">
            <text:p>137.382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49.471" calcext:value-type="float">
            <text:p>149.47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53.279" calcext:value-type="float">
            <text:p>153.27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71.739" calcext:value-type="float">
            <text:p>171.73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03.53" calcext:value-type="float">
            <text:p>203.5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8.481" calcext:value-type="float">
            <text:p>218.48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8.998" calcext:value-type="float">
            <text:p>228.99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52.753" calcext:value-type="float">
            <text:p>252.75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33.35" calcext:value-type="float">
            <text:p>333.3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14.9671" calcext:value-type="float">
            <text:p>214.967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8.1621" calcext:value-type="float">
            <text:p>228.162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30.68" calcext:value-type="float">
            <text:p>230.6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53.173" calcext:value-type="float">
            <text:p>253.17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78.776" calcext:value-type="float">
            <text:p>278.77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84.196" calcext:value-type="float">
            <text:p>284.19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27.745" calcext:value-type="float">
            <text:p>327.74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4.474" calcext:value-type="float">
            <text:p>424.47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99.912" calcext:value-type="float">
            <text:p>499.91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08.701" calcext:value-type="float">
            <text:p>508.701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33" calcext:value-type="float">
            <text:p>63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31.567" calcext:value-type="float">
            <text:p>331.567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49.375" calcext:value-type="float">
            <text:p>249.375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25.563" calcext:value-type="float">
            <text:p>225.563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273.513" calcext:value-type="float">
            <text:p>273.51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9.778" calcext:value-type="float">
            <text:p>359.778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01.551" calcext:value-type="float">
            <text:p>401.55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98.746" calcext:value-type="float">
            <text:p>398.746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41.892" calcext:value-type="float">
            <text:p>441.89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97.867" calcext:value-type="float">
            <text:p>497.86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66.357" calcext:value-type="float">
            <text:p>566.357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30.884" calcext:value-type="float">
            <text:p>530.88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14.691" calcext:value-type="float">
            <text:p>414.69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19.212" calcext:value-type="float">
            <text:p>319.21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41.612" calcext:value-type="float">
            <text:p>341.61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64.818" calcext:value-type="float">
            <text:p>364.818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02.639" calcext:value-type="float">
            <text:p>402.63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41.266" calcext:value-type="float">
            <text:p>441.26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71.985" calcext:value-type="float">
            <text:p>471.98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93.975" calcext:value-type="float">
            <text:p>493.97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93.084" calcext:value-type="float">
            <text:p>493.084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30.184" calcext:value-type="float">
            <text:p>530.184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47.137" calcext:value-type="float">
            <text:p>647.137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67.211" calcext:value-type="float">
            <text:p>567.21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2.163" calcext:value-type="float">
            <text:p>422.16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70.36" calcext:value-type="float">
            <text:p>370.3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42.243" calcext:value-type="float">
            <text:p>342.24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355.483" calcext:value-type="float">
            <text:p>355.48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27.757" calcext:value-type="float">
            <text:p>427.75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93.15" calcext:value-type="float">
            <text:p>493.1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77.016" calcext:value-type="float">
            <text:p>477.01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76.452" calcext:value-type="float">
            <text:p>476.45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63.877" calcext:value-type="float">
            <text:p>563.87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24.502" calcext:value-type="float">
            <text:p>624.50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89.87" calcext:value-type="float">
            <text:p>689.8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52.49" calcext:value-type="float">
            <text:p>652.49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78.05" calcext:value-type="float">
            <text:p>678.0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18.7" calcext:value-type="float">
            <text:p>418.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21" calcext:value-type="float">
            <text:p>521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25.61" calcext:value-type="float">
            <text:p>525.61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41.6" calcext:value-type="float">
            <text:p>541.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16.18" calcext:value-type="float">
            <text:p>616.1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35.26" calcext:value-type="float">
            <text:p>735.2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71.23" calcext:value-type="float">
            <text:p>771.2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20.55" calcext:value-type="float">
            <text:p>920.5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900.79" calcext:value-type="float">
            <text:p>900.79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15.79" calcext:value-type="float">
            <text:p>615.79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38.41" calcext:value-type="float">
            <text:p>538.41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80.83" calcext:value-type="float">
            <text:p>580.8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45.6" calcext:value-type="float">
            <text:p>645.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98.31" calcext:value-type="float">
            <text:p>598.3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08.63" calcext:value-type="float">
            <text:p>608.6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55.5" calcext:value-type="float">
            <text:p>655.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48" calcext:value-type="float">
            <text:p>64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28.47" calcext:value-type="float">
            <text:p>728.4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07.45" calcext:value-type="float">
            <text:p>807.4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84.2" calcext:value-type="float">
            <text:p>884.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884.15" calcext:value-type="float">
            <text:p>884.1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700.75" calcext:value-type="float">
            <text:p>700.7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09.01" calcext:value-type="float">
            <text:p>609.0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22.3" calcext:value-type="float">
            <text:p>522.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545.91" calcext:value-type="float">
            <text:p>545.9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625.73" calcext:value-type="float">
            <text:p>625.7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ORGHUM</text:p>
          </table:table-cell>
          <table:table-cell office:value-type="float" office:value="109" calcext:value-type="float">
            <text:p>1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57" calcext:value-type="float">
            <text:p>2.7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227" calcext:value-type="float">
            <text:p>4.2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33" calcext:value-type="float">
            <text:p>4.3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27" calcext:value-type="float">
            <text:p>5.4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674" calcext:value-type="float">
            <text:p>2.67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992" calcext:value-type="float">
            <text:p>2.99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19" calcext:value-type="float">
            <text:p>2.7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77" calcext:value-type="float">
            <text:p>5.4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51" calcext:value-type="float">
            <text:p>5.45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856" calcext:value-type="float">
            <text:p>5.85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05" calcext:value-type="float">
            <text:p>5.10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792" calcext:value-type="float">
            <text:p>5.79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851" calcext:value-type="float">
            <text:p>3.85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922" calcext:value-type="float">
            <text:p>3.92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736" calcext:value-type="float">
            <text:p>4.7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99" calcext:value-type="float">
            <text:p>4.89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717" calcext:value-type="float">
            <text:p>5.71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339" calcext:value-type="float">
            <text:p>6.3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906" calcext:value-type="float">
            <text:p>4.9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893" calcext:value-type="float">
            <text:p>3.89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104" calcext:value-type="float">
            <text:p>4.10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87" calcext:value-type="float">
            <text:p>4.3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232" calcext:value-type="float">
            <text:p>5.23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026" calcext:value-type="float">
            <text:p>6.02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942" calcext:value-type="float">
            <text:p>5.94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135" calcext:value-type="float">
            <text:p>6.1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0222" calcext:value-type="float">
            <text:p>6.022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905" calcext:value-type="float">
            <text:p>5.90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07" calcext:value-type="float">
            <text:p>5.40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36" calcext:value-type="float">
            <text:p>5.1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65" calcext:value-type="float">
            <text:p>5.16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912" calcext:value-type="float">
            <text:p>4.91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424" calcext:value-type="float">
            <text:p>6.4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057" calcext:value-type="float">
            <text:p>8.05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597" calcext:value-type="float">
            <text:p>9.59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882" calcext:value-type="float">
            <text:p>9.8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36" calcext:value-type="float">
            <text:p>10.5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794" calcext:value-type="float">
            <text:p>11.7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846" calcext:value-type="float">
            <text:p>8.84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72" calcext:value-type="float">
            <text:p>7.77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26" calcext:value-type="float">
            <text:p>7.3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51" calcext:value-type="float">
            <text:p>7.35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74" calcext:value-type="float">
            <text:p>7.37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632" calcext:value-type="float">
            <text:p>7.63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53" calcext:value-type="float">
            <text:p>7.75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823" calcext:value-type="float">
            <text:p>7.8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23" calcext:value-type="float">
            <text:p>7.7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163" calcext:value-type="float">
            <text:p>7.16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936" calcext:value-type="float">
            <text:p>6.93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573" calcext:value-type="float">
            <text:p>6.57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824" calcext:value-type="float">
            <text:p>6.82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22" calcext:value-type="float">
            <text:p>7.7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865" calcext:value-type="float">
            <text:p>7.8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717" calcext:value-type="float">
            <text:p>8.71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438" calcext:value-type="float">
            <text:p>10.4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.686" calcext:value-type="float">
            <text:p>13.68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44" calcext:value-type="float">
            <text:p>10.54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603" calcext:value-type="float">
            <text:p>10.60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32" calcext:value-type="float">
            <text:p>10.53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352" calcext:value-type="float">
            <text:p>9.35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055" calcext:value-type="float">
            <text:p>11.0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734" calcext:value-type="float">
            <text:p>11.73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849" calcext:value-type="float">
            <text:p>12.84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359" calcext:value-type="float">
            <text:p>14.35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267" calcext:value-type="float">
            <text:p>14.2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338" calcext:value-type="float">
            <text:p>14.33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397" calcext:value-type="float">
            <text:p>12.3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688" calcext:value-type="float">
            <text:p>12.68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483" calcext:value-type="float">
            <text:p>11.48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427" calcext:value-type="float">
            <text:p>11.42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504" calcext:value-type="float">
            <text:p>11.50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903" calcext:value-type="float">
            <text:p>12.90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.833" calcext:value-type="float">
            <text:p>13.83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979" calcext:value-type="float">
            <text:p>14.97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.508" calcext:value-type="float">
            <text:p>18.50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.053" calcext:value-type="float">
            <text:p>17.05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.324" calcext:value-type="float">
            <text:p>16.32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411" calcext:value-type="float">
            <text:p>24.41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815" calcext:value-type="float">
            <text:p>23.81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.379" calcext:value-type="float">
            <text:p>20.37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.968" calcext:value-type="float">
            <text:p>21.96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826" calcext:value-type="float">
            <text:p>27.82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697" calcext:value-type="float">
            <text:p>32.69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629" calcext:value-type="float">
            <text:p>32.62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804" calcext:value-type="float">
            <text:p>28.80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.428" calcext:value-type="float">
            <text:p>30.42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506" calcext:value-type="float">
            <text:p>28.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.799" calcext:value-type="float">
            <text:p>26.79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923" calcext:value-type="float">
            <text:p>24.92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419" calcext:value-type="float">
            <text:p>27.41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024" calcext:value-type="float">
            <text:p>25.02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134" calcext:value-type="float">
            <text:p>25.1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.706" calcext:value-type="float">
            <text:p>22.7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236" calcext:value-type="float">
            <text:p>23.23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538" calcext:value-type="float">
            <text:p>25.53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604" calcext:value-type="float">
            <text:p>24.60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814" calcext:value-type="float">
            <text:p>24.81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576" calcext:value-type="float">
            <text:p>25.57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505" calcext:value-type="float">
            <text:p>27.5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.346" calcext:value-type="float">
            <text:p>30.3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1.516" calcext:value-type="float">
            <text:p>31.51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751" calcext:value-type="float">
            <text:p>32.75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.402" calcext:value-type="float">
            <text:p>37.40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.771" calcext:value-type="float">
            <text:p>41.7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.882" calcext:value-type="float">
            <text:p>44.88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.147" calcext:value-type="float">
            <text:p>47.1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865" calcext:value-type="float">
            <text:p>56.8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.871" calcext:value-type="float">
            <text:p>47.8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.798" calcext:value-type="float">
            <text:p>55.79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261" calcext:value-type="float">
            <text:p>57.26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.142" calcext:value-type="float">
            <text:p>53.1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462" calcext:value-type="float">
            <text:p>66.46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235" calcext:value-type="float">
            <text:p>68.2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888" calcext:value-type="float">
            <text:p>63.88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.544" calcext:value-type="float">
            <text:p>59.54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424" calcext:value-type="float">
            <text:p>57.42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.946" calcext:value-type="float">
            <text:p>50.94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.132" calcext:value-type="float">
            <text:p>54.13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.416" calcext:value-type="float">
            <text:p>60.41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.121" calcext:value-type="float">
            <text:p>44.12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.857" calcext:value-type="float">
            <text:p>52.85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.045" calcext:value-type="float">
            <text:p>53.04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.437" calcext:value-type="float">
            <text:p>55.43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049" calcext:value-type="float">
            <text:p>56.04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.009" calcext:value-type="float">
            <text:p>59.00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241" calcext:value-type="float">
            <text:p>56.2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767" calcext:value-type="float">
            <text:p>57.7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.588" calcext:value-type="float">
            <text:p>60.58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.141" calcext:value-type="float">
            <text:p>64.1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286" calcext:value-type="float">
            <text:p>68.28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447" calcext:value-type="float">
            <text:p>81.44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2.456" calcext:value-type="float">
            <text:p>82.45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5.485" calcext:value-type="float">
            <text:p>75.48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7.574" calcext:value-type="float">
            <text:p>77.57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.187" calcext:value-type="float">
            <text:p>73.18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.794" calcext:value-type="float">
            <text:p>73.79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1.814" calcext:value-type="float">
            <text:p>71.81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4.797" calcext:value-type="float">
            <text:p>74.79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111" calcext:value-type="float">
            <text:p>81.1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3.137" calcext:value-type="float">
            <text:p>83.13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.597" calcext:value-type="float">
            <text:p>90.59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.581" calcext:value-type="float">
            <text:p>92.58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8.149" calcext:value-type="float">
            <text:p>108.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3.76" calcext:value-type="float">
            <text:p>103.7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0.125" calcext:value-type="float">
            <text:p>100.1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1.167" calcext:value-type="float">
            <text:p>101.16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0.063" calcext:value-type="float">
            <text:p>110.06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104" calcext:value-type="float">
            <text:p>117.10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583" calcext:value-type="float">
            <text:p>123.58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34" calcext:value-type="float">
            <text:p>117.3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8.061" calcext:value-type="float">
            <text:p>128.0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5.872" calcext:value-type="float">
            <text:p>125.87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9.286" calcext:value-type="float">
            <text:p>139.28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9.529" calcext:value-type="float">
            <text:p>149.52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132" calcext:value-type="float">
            <text:p>138.13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775" calcext:value-type="float">
            <text:p>132.77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9.024" calcext:value-type="float">
            <text:p>129.0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761" calcext:value-type="float">
            <text:p>123.7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43" calcext:value-type="float">
            <text:p>123.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8.546" calcext:value-type="float">
            <text:p>118.54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977" calcext:value-type="float">
            <text:p>123.97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118" calcext:value-type="float">
            <text:p>124.1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651" calcext:value-type="float">
            <text:p>117.65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617" calcext:value-type="float">
            <text:p>134.61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8.466" calcext:value-type="float">
            <text:p>128.46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262" calcext:value-type="float">
            <text:p>138.2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692" calcext:value-type="float">
            <text:p>134.6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518" calcext:value-type="float">
            <text:p>134.5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904" calcext:value-type="float">
            <text:p>138.9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343" calcext:value-type="float">
            <text:p>134.34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0.006" calcext:value-type="float">
            <text:p>150.0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2.998" calcext:value-type="float">
            <text:p>142.9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3.545" calcext:value-type="float">
            <text:p>143.5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2.298" calcext:value-type="float">
            <text:p>152.2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6.89" calcext:value-type="float">
            <text:p>166.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9.767" calcext:value-type="float">
            <text:p>169.7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7.575" calcext:value-type="float">
            <text:p>197.57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6.88" calcext:value-type="float">
            <text:p>206.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0.179" calcext:value-type="float">
            <text:p>180.1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1.47" calcext:value-type="float">
            <text:p>181.4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1.45" calcext:value-type="float">
            <text:p>171.4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8.33" calcext:value-type="float">
            <text:p>178.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7.97" calcext:value-type="float">
            <text:p>207.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6.59" calcext:value-type="float">
            <text:p>226.5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97" calcext:value-type="float">
            <text:p>230.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4.56" calcext:value-type="float">
            <text:p>214.5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26" calcext:value-type="float">
            <text:p>194.2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2.518" calcext:value-type="float">
            <text:p>232.5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6.79" calcext:value-type="float">
            <text:p>216.7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1.16" calcext:value-type="float">
            <text:p>211.1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4.3" calcext:value-type="float">
            <text:p>32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4.26" calcext:value-type="float">
            <text:p>234.2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4.6" calcext:value-type="float">
            <text:p>244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9.853" calcext:value-type="float">
            <text:p>219.85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7.8" calcext:value-type="float">
            <text:p>227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985" calcext:value-type="float">
            <text:p>231.98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6.766" calcext:value-type="float">
            <text:p>236.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9471" calcext:value-type="float">
            <text:p>149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3279" calcext:value-type="float">
            <text:p>1532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1739" calcext:value-type="float">
            <text:p>171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530" calcext:value-type="float">
            <text:p>2035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481" calcext:value-type="float">
            <text:p>2184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8998" calcext:value-type="float">
            <text:p>228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2753" calcext:value-type="float">
            <text:p>2527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33350" calcext:value-type="float">
            <text:p>3333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4967.1" calcext:value-type="float">
            <text:p>214967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8000" calcext:value-type="float">
            <text:p>198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8162.1" calcext:value-type="float">
            <text:p>22816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680" calcext:value-type="float">
            <text:p>2306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3173" calcext:value-type="float">
            <text:p>2531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8776" calcext:value-type="float">
            <text:p>27877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4196" calcext:value-type="float">
            <text:p>28419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7745" calcext:value-type="float">
            <text:p>3277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4474" calcext:value-type="float">
            <text:p>42447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9912" calcext:value-type="float">
            <text:p>4999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8701" calcext:value-type="float">
            <text:p>5087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3000" calcext:value-type="float">
            <text:p>633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31567" calcext:value-type="float">
            <text:p>3315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9375" calcext:value-type="float">
            <text:p>2493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5563" calcext:value-type="float">
            <text:p>22556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3513" calcext:value-type="float">
            <text:p>27351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59778" calcext:value-type="float">
            <text:p>35977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1551" calcext:value-type="float">
            <text:p>40155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98746" calcext:value-type="float">
            <text:p>3987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1892" calcext:value-type="float">
            <text:p>44189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7867" calcext:value-type="float">
            <text:p>4978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6357" calcext:value-type="float">
            <text:p>56635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0884" calcext:value-type="float">
            <text:p>53088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4691" calcext:value-type="float">
            <text:p>4146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19212" calcext:value-type="float">
            <text:p>3192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1612" calcext:value-type="float">
            <text:p>3416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64818" calcext:value-type="float">
            <text:p>3648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2639" calcext:value-type="float">
            <text:p>4026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1266" calcext:value-type="float">
            <text:p>44126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1985" calcext:value-type="float">
            <text:p>4719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975" calcext:value-type="float">
            <text:p>49397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084" calcext:value-type="float">
            <text:p>4930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0184" calcext:value-type="float">
            <text:p>5301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7137" calcext:value-type="float">
            <text:p>6471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7211" calcext:value-type="float">
            <text:p>56721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2163" calcext:value-type="float">
            <text:p>4221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0360" calcext:value-type="float">
            <text:p>37036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2243" calcext:value-type="float">
            <text:p>3422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55483" calcext:value-type="float">
            <text:p>35548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7757" calcext:value-type="float">
            <text:p>42775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146" calcext:value-type="float">
            <text:p>4931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7016" calcext:value-type="float">
            <text:p>47701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6452" calcext:value-type="float">
            <text:p>4764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3877" calcext:value-type="float">
            <text:p>5638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24502" calcext:value-type="float">
            <text:p>62450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9870" calcext:value-type="float">
            <text:p>6898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52491" calcext:value-type="float">
            <text:p>65249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78046" calcext:value-type="float">
            <text:p>6780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8697" calcext:value-type="float">
            <text:p>4186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33000" calcext:value-type="float">
            <text:p>433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4000" calcext:value-type="float">
            <text:p>464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1000" calcext:value-type="float">
            <text:p>521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5610" calcext:value-type="float">
            <text:p>5256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1600" calcext:value-type="float">
            <text:p>541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16180" calcext:value-type="float">
            <text:p>61618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5255" calcext:value-type="float">
            <text:p>73525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71230" calcext:value-type="float">
            <text:p>7712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0550" calcext:value-type="float">
            <text:p>92055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0790" calcext:value-type="float">
            <text:p>90079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15790" calcext:value-type="float">
            <text:p>61579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8410" calcext:value-type="float">
            <text:p>5384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80830" calcext:value-type="float">
            <text:p>5808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5600" calcext:value-type="float">
            <text:p>645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8314" calcext:value-type="float">
            <text:p>5983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8630" calcext:value-type="float">
            <text:p>60863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55500" calcext:value-type="float">
            <text:p>655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8000" calcext:value-type="float">
            <text:p>6480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28470" calcext:value-type="float">
            <text:p>72847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7450" calcext:value-type="float">
            <text:p>8074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84200" calcext:value-type="float">
            <text:p>8842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84145" calcext:value-type="float">
            <text:p>8841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00750" calcext:value-type="float">
            <text:p>700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9010" calcext:value-type="float">
            <text:p>6090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2300" calcext:value-type="float">
            <text:p>5223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5905" calcext:value-type="float">
            <text:p>5459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25733" calcext:value-type="float">
            <text:p>62573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7.46" calcext:value-type="float">
            <text:p>97.4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92" calcext:value-type="float">
            <text:p>113.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91" calcext:value-type="float">
            <text:p>80.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5.93" calcext:value-type="float">
            <text:p>75.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56" calcext:value-type="float">
            <text:p>81.5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6.81" calcext:value-type="float">
            <text:p>96.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13" calcext:value-type="float">
            <text:p>113.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89" calcext:value-type="float">
            <text:p>124.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1.54" calcext:value-type="float">
            <text:p>131.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6.19" calcext:value-type="float">
            <text:p>96.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9.32" calcext:value-type="float">
            <text:p>109.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1.35" calcext:value-type="float">
            <text:p>121.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2.04" calcext:value-type="float">
            <text:p>112.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0.64" calcext:value-type="float">
            <text:p>120.6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7.84" calcext:value-type="float">
            <text:p>137.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19" calcext:value-type="float">
            <text:p>130.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9.96" calcext:value-type="float">
            <text:p>139.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2.42" calcext:value-type="float">
            <text:p>142.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3.88" calcext:value-type="float">
            <text:p>153.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7.71" calcext:value-type="float">
            <text:p>167.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79" calcext:value-type="float">
            <text:p>194.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6.37" calcext:value-type="float">
            <text:p>196.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0.13" calcext:value-type="float">
            <text:p>140.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82" calcext:value-type="float">
            <text:p>115.8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65" calcext:value-type="float">
            <text:p>124.6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85" calcext:value-type="float">
            <text:p>132.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4.22" calcext:value-type="float">
            <text:p>154.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0.43" calcext:value-type="float">
            <text:p>160.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3.61" calcext:value-type="float">
            <text:p>173.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0.91" calcext:value-type="float">
            <text:p>190.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23" calcext:value-type="float">
            <text:p>194.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2.1" calcext:value-type="float">
            <text:p>20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91" calcext:value-type="float">
            <text:p>132.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15" calcext:value-type="float">
            <text:p>130.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9.44" calcext:value-type="float">
            <text:p>159.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5.75" calcext:value-type="float">
            <text:p>195.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.77" calcext:value-type="float">
            <text:p>203.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8.18" calcext:value-type="float">
            <text:p>208.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6.16" calcext:value-type="float">
            <text:p>246.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0.46" calcext:value-type="float">
            <text:p>280.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8.3" calcext:value-type="float">
            <text:p>258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5.46" calcext:value-type="float">
            <text:p>185.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1.7" calcext:value-type="float">
            <text:p>191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.9" calcext:value-type="float">
            <text:p>21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5.7" calcext:value-type="float">
            <text:p>24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0.32" calcext:value-type="float">
            <text:p>270.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97.4" calcext:value-type="float">
            <text:p>29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2.81" calcext:value-type="float">
            <text:p>282.8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9.83" calcext:value-type="float">
            <text:p>209.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9.83" calcext:value-type="float">
            <text:p>209.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59" calcext:value-type="float">
            <text:p>231.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0.31" calcext:value-type="float">
            <text:p>240.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2.87" calcext:value-type="float">
            <text:p>252.8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3.83" calcext:value-type="float">
            <text:p>263.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95.13" calcext:value-type="float">
            <text:p>29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4.45" calcext:value-type="float">
            <text:p>344.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2.36" calcext:value-type="float">
            <text:p>322.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9.67" calcext:value-type="float">
            <text:p>239.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58" calcext:value-type="float">
            <text:p>230.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92" calcext:value-type="float">
            <text:p>231.9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6.87" calcext:value-type="float">
            <text:p>256.8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9.37" calcext:value-type="float">
            <text:p>259.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7.06" calcext:value-type="float">
            <text:p>277.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7.39" calcext:value-type="float">
            <text:p>287.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5.26" calcext:value-type="float">
            <text:p>345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8.35" calcext:value-type="float">
            <text:p>378.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6.93" calcext:value-type="float">
            <text:p>376.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68.4" calcext:value-type="float">
            <text:p>368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1.04" calcext:value-type="float">
            <text:p>301.0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9.44" calcext:value-type="float">
            <text:p>309.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7.25" calcext:value-type="float">
            <text:p>327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5.17" calcext:value-type="float">
            <text:p>345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5.13" calcext:value-type="float">
            <text:p>375.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2.98" calcext:value-type="float">
            <text:p>382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3.63" calcext:value-type="float">
            <text:p>423.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3.1" calcext:value-type="float">
            <text:p>47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4.89" calcext:value-type="float">
            <text:p>524.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7.53" calcext:value-type="float">
            <text:p>507.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2.7" calcext:value-type="float">
            <text:p>42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3.06" calcext:value-type="float">
            <text:p>383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3.06" calcext:value-type="float">
            <text:p>383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0.17" calcext:value-type="float">
            <text:p>400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4.69" calcext:value-type="float">
            <text:p>424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3.95" calcext:value-type="float">
            <text:p>473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6.47" calcext:value-type="float">
            <text:p>476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8.26" calcext:value-type="float">
            <text:p>528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1.18" calcext:value-type="float">
            <text:p>561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1.12" calcext:value-type="float">
            <text:p>551.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7.65" calcext:value-type="float">
            <text:p>637.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89.93" calcext:value-type="float">
            <text:p>589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4.45" calcext:value-type="float">
            <text:p>524.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82.71" calcext:value-type="float">
            <text:p>482.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7.24" calcext:value-type="float">
            <text:p>447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2.33" calcext:value-type="float">
            <text:p>462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1.76" calcext:value-type="float">
            <text:p>461.7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8" calcext:value-type="float">
            <text:p>278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7" calcext:value-type="float">
            <text:p>267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12" calcext:value-type="float">
            <text:p>31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2" calcext:value-type="float">
            <text:p>32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1" calcext:value-type="float">
            <text:p>431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39" calcext:value-type="float">
            <text:p>539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7" calcext:value-type="float">
            <text:p>487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0" calcext:value-type="float">
            <text:p>51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2" calcext:value-type="float">
            <text:p>38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73" calcext:value-type="float">
            <text:p>37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21" calcext:value-type="float">
            <text:p>42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45" calcext:value-type="float">
            <text:p>64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24" calcext:value-type="float">
            <text:p>724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81" calcext:value-type="float">
            <text:p>58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5" calcext:value-type="float">
            <text:p>575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40" calcext:value-type="float">
            <text:p>74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49" calcext:value-type="float">
            <text:p>849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7" calcext:value-type="float">
            <text:p>54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03" calcext:value-type="float">
            <text:p>80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73" calcext:value-type="float">
            <text:p>973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35" calcext:value-type="float">
            <text:p>935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27" calcext:value-type="float">
            <text:p>627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76" calcext:value-type="float">
            <text:p>87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60" calcext:value-type="float">
            <text:p>760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33" calcext:value-type="float">
            <text:p>93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17" calcext:value-type="float">
            <text:p>5717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536" calcext:value-type="float">
            <text:p>10536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74" calcext:value-type="float">
            <text:p>7374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717" calcext:value-type="float">
            <text:p>871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686" calcext:value-type="float">
            <text:p>13686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857" calcext:value-type="float">
            <text:p>9857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532" calcext:value-type="float">
            <text:p>1053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055" calcext:value-type="float">
            <text:p>11055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849" calcext:value-type="float">
            <text:p>1284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338" calcext:value-type="float">
            <text:p>1433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97" calcext:value-type="float">
            <text:p>1239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83" calcext:value-type="float">
            <text:p>1148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903" calcext:value-type="float">
            <text:p>1290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979" calcext:value-type="float">
            <text:p>14979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570" calcext:value-type="float">
            <text:p>16570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508" calcext:value-type="float">
            <text:p>18508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324" calcext:value-type="float">
            <text:p>16324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411" calcext:value-type="float">
            <text:p>2441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815" calcext:value-type="float">
            <text:p>23815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120" calcext:value-type="float">
            <text:p>20120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070" calcext:value-type="float">
            <text:p>25070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826" calcext:value-type="float">
            <text:p>27826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697" calcext:value-type="float">
            <text:p>32697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629" calcext:value-type="float">
            <text:p>3262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804" calcext:value-type="float">
            <text:p>2880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0428" calcext:value-type="float">
            <text:p>30428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506" calcext:value-type="float">
            <text:p>28506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923" calcext:value-type="float">
            <text:p>24923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419" calcext:value-type="float">
            <text:p>27419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134" calcext:value-type="float">
            <text:p>2513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706" calcext:value-type="float">
            <text:p>2270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236" calcext:value-type="float">
            <text:p>2323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538" calcext:value-type="float">
            <text:p>25538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814" calcext:value-type="float">
            <text:p>24814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930" calcext:value-type="float">
            <text:p>23930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576" calcext:value-type="float">
            <text:p>25576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125" calcext:value-type="float">
            <text:p>28125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505" calcext:value-type="float">
            <text:p>2750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470" calcext:value-type="float">
            <text:p>28470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0346" calcext:value-type="float">
            <text:p>30346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1516" calcext:value-type="float">
            <text:p>31516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751" calcext:value-type="float">
            <text:p>3275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7402" calcext:value-type="float">
            <text:p>3740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1771" calcext:value-type="float">
            <text:p>4177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4882" calcext:value-type="float">
            <text:p>44882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7147" calcext:value-type="float">
            <text:p>47147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2840" calcext:value-type="float">
            <text:p>52840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6865" calcext:value-type="float">
            <text:p>56865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7871" calcext:value-type="float">
            <text:p>4787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5798" calcext:value-type="float">
            <text:p>5579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261" calcext:value-type="float">
            <text:p>5726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3142" calcext:value-type="float">
            <text:p>5314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6462" calcext:value-type="float">
            <text:p>6646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8235" calcext:value-type="float">
            <text:p>68235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6920" calcext:value-type="float">
            <text:p>5692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6120" calcext:value-type="float">
            <text:p>5612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080" calcext:value-type="float">
            <text:p>6308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6800" calcext:value-type="float">
            <text:p>6680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9544" calcext:value-type="float">
            <text:p>5954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424" calcext:value-type="float">
            <text:p>57424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0946" calcext:value-type="float">
            <text:p>50946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132" calcext:value-type="float">
            <text:p>54132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0416" calcext:value-type="float">
            <text:p>60416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4121" calcext:value-type="float">
            <text:p>44121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2857" calcext:value-type="float">
            <text:p>5285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3045" calcext:value-type="float">
            <text:p>53045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5437" calcext:value-type="float">
            <text:p>55437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6049" calcext:value-type="float">
            <text:p>56049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9009" calcext:value-type="float">
            <text:p>59009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3230" calcext:value-type="float">
            <text:p>6323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6241" calcext:value-type="float">
            <text:p>5624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767" calcext:value-type="float">
            <text:p>5776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0588" calcext:value-type="float">
            <text:p>60588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4141" calcext:value-type="float">
            <text:p>64141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8286" calcext:value-type="float">
            <text:p>68286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1447" calcext:value-type="float">
            <text:p>8144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2456" calcext:value-type="float">
            <text:p>82456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5485" calcext:value-type="float">
            <text:p>7548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7574" calcext:value-type="float">
            <text:p>7757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187" calcext:value-type="float">
            <text:p>73187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794" calcext:value-type="float">
            <text:p>7379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1814" calcext:value-type="float">
            <text:p>71814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4797" calcext:value-type="float">
            <text:p>7479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1111" calcext:value-type="float">
            <text:p>8111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3137" calcext:value-type="float">
            <text:p>8313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0597" calcext:value-type="float">
            <text:p>9059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2581" calcext:value-type="float">
            <text:p>92581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8149" calcext:value-type="float">
            <text:p>108149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3760" calcext:value-type="float">
            <text:p>10376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9500" calcext:value-type="float">
            <text:p>10950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1167" calcext:value-type="float">
            <text:p>101167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0063" calcext:value-type="float">
            <text:p>11006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104" calcext:value-type="float">
            <text:p>11710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583" calcext:value-type="float">
            <text:p>12358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340" calcext:value-type="float">
            <text:p>11734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8061" calcext:value-type="float">
            <text:p>12806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872" calcext:value-type="float">
            <text:p>12587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9286" calcext:value-type="float">
            <text:p>139286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9529" calcext:value-type="float">
            <text:p>149529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8132" calcext:value-type="float">
            <text:p>13813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2775" calcext:value-type="float">
            <text:p>132775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9024" calcext:value-type="float">
            <text:p>129024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761" calcext:value-type="float">
            <text:p>12376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430" calcext:value-type="float">
            <text:p>12343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8546" calcext:value-type="float">
            <text:p>11854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5540" calcext:value-type="float">
            <text:p>11554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3977" calcext:value-type="float">
            <text:p>12397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4118" calcext:value-type="float">
            <text:p>1241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7651" calcext:value-type="float">
            <text:p>117651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4617" calcext:value-type="float">
            <text:p>134617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8466" calcext:value-type="float">
            <text:p>128466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8262" calcext:value-type="float">
            <text:p>13826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4692" calcext:value-type="float">
            <text:p>13469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4518" calcext:value-type="float">
            <text:p>134518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8904" calcext:value-type="float">
            <text:p>138904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4343" calcext:value-type="float">
            <text:p>13434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0006" calcext:value-type="float">
            <text:p>150006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2998" calcext:value-type="float">
            <text:p>14299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3545" calcext:value-type="float">
            <text:p>14354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2298" calcext:value-type="float">
            <text:p>152298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6890" calcext:value-type="float">
            <text:p>16689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9767" calcext:value-type="float">
            <text:p>169767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7575" calcext:value-type="float">
            <text:p>19757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6880" calcext:value-type="float">
            <text:p>20688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0179" calcext:value-type="float">
            <text:p>180179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8000" calcext:value-type="float">
            <text:p>16800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9000" calcext:value-type="float">
            <text:p>17900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1470" calcext:value-type="float">
            <text:p>18147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1450" calcext:value-type="float">
            <text:p>17145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78330" calcext:value-type="float">
            <text:p>17833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1800" calcext:value-type="float">
            <text:p>20180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7970" calcext:value-type="float">
            <text:p>20797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1930" calcext:value-type="float">
            <text:p>22193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6590" calcext:value-type="float">
            <text:p>22659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0970" calcext:value-type="float">
            <text:p>23097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0800" calcext:value-type="float">
            <text:p>23080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4560" calcext:value-type="float">
            <text:p>21456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4260" calcext:value-type="float">
            <text:p>19426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2518" calcext:value-type="float">
            <text:p>232518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9620" calcext:value-type="float">
            <text:p>22962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8690" calcext:value-type="float">
            <text:p>21869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6790" calcext:value-type="float">
            <text:p>21679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1160" calcext:value-type="float">
            <text:p>21116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4300" calcext:value-type="float">
            <text:p>32430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4300" calcext:value-type="float">
            <text:p>23430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4260" calcext:value-type="float">
            <text:p>23426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4600" calcext:value-type="float">
            <text:p>24460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9853" calcext:value-type="float">
            <text:p>21985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7800" calcext:value-type="float">
            <text:p>22780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1985" calcext:value-type="float">
            <text:p>231985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6766" calcext:value-type="float">
            <text:p>23676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.42" calcext:value-type="float">
            <text:p>25.42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5.09" calcext:value-type="float">
            <text:p>25.0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0.53" calcext:value-type="float">
            <text:p>30.5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9.54" calcext:value-type="float">
            <text:p>29.5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9.14" calcext:value-type="float">
            <text:p>39.1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7.04" calcext:value-type="float">
            <text:p>37.0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3.68" calcext:value-type="float">
            <text:p>33.6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5.78" calcext:value-type="float">
            <text:p>35.7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0.81" calcext:value-type="float">
            <text:p>40.81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0.55" calcext:value-type="float">
            <text:p>40.55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1.12" calcext:value-type="float">
            <text:p>41.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6.52" calcext:value-type="float">
            <text:p>46.5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.61" calcext:value-type="float">
            <text:p>48.6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0.38" calcext:value-type="float">
            <text:p>50.3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9.35" calcext:value-type="float">
            <text:p>49.3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.51" calcext:value-type="float">
            <text:p>48.5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2.45" calcext:value-type="float">
            <text:p>52.4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8.39" calcext:value-type="float">
            <text:p>58.39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73.97" calcext:value-type="float">
            <text:p>73.9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3.42" calcext:value-type="float">
            <text:p>83.42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2.44" calcext:value-type="float">
            <text:p>82.4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91.74" calcext:value-type="float">
            <text:p>91.7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4.52" calcext:value-type="float">
            <text:p>104.52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2.85" calcext:value-type="float">
            <text:p>102.85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8.64" calcext:value-type="float">
            <text:p>118.6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4.43" calcext:value-type="float">
            <text:p>124.43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8.54" calcext:value-type="float">
            <text:p>108.5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89.44" calcext:value-type="float">
            <text:p>89.4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.24" calcext:value-type="float">
            <text:p>114.24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7.93" calcext:value-type="float">
            <text:p>107.9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2.39" calcext:value-type="float">
            <text:p>102.39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.49" calcext:value-type="float">
            <text:p>114.49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2.81" calcext:value-type="float">
            <text:p>122.8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.35" calcext:value-type="float">
            <text:p>125.35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4.86" calcext:value-type="float">
            <text:p>124.86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6.93" calcext:value-type="float">
            <text:p>146.9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.05" calcext:value-type="float">
            <text:p>125.0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1.18" calcext:value-type="float">
            <text:p>131.1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0.41" calcext:value-type="float">
            <text:p>140.4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14.17" calcext:value-type="float">
            <text:p>114.1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0.12" calcext:value-type="float">
            <text:p>140.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6.57" calcext:value-type="float">
            <text:p>146.5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25.27" calcext:value-type="float">
            <text:p>125.2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56.74" calcext:value-type="float">
            <text:p>156.7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8.98" calcext:value-type="float">
            <text:p>148.9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45.01" calcext:value-type="float">
            <text:p>145.0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6.03" calcext:value-type="float">
            <text:p>166.0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64.33" calcext:value-type="float">
            <text:p>164.3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5.65" calcext:value-type="float">
            <text:p>215.6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8.78" calcext:value-type="float">
            <text:p>248.7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29.63" calcext:value-type="float">
            <text:p>229.6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44.35" calcext:value-type="float">
            <text:p>244.3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5.61" calcext:value-type="float">
            <text:p>215.6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9.91" calcext:value-type="float">
            <text:p>209.9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0.83" calcext:value-type="float">
            <text:p>210.8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4.02" calcext:value-type="float">
            <text:p>194.02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82.85" calcext:value-type="float">
            <text:p>182.8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7.58" calcext:value-type="float">
            <text:p>197.5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4.07" calcext:value-type="float">
            <text:p>194.07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7.92" calcext:value-type="float">
            <text:p>197.9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2.72" calcext:value-type="float">
            <text:p>202.7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39.59" calcext:value-type="float">
            <text:p>239.59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9.08" calcext:value-type="float">
            <text:p>219.08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6.04" calcext:value-type="float">
            <text:p>196.0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08.95" calcext:value-type="float">
            <text:p>208.9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3.72" calcext:value-type="float">
            <text:p>193.7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210.27" calcext:value-type="float">
            <text:p>210.27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7.45" calcext:value-type="float">
            <text:p>197.4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COYAM</text:p>
          </table:table-cell>
          <table:table-cell office:value-type="float" office:value="91" calcext:value-type="float">
            <text:p>91</text:p>
          </table:table-cell>
          <table:table-cell office:value-type="float" office:value="195.17" calcext:value-type="float">
            <text:p>195.17</text:p>
          </table:table-cell>
        </table:table-row>
      </table:table>
      <table:table table:name="yam_price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WEIGHT, KG PER BAG</text:p>
          </table:table-cell>
          <table:table-cell office:value-type="string" calcext:value-type="string">
            <text:p><text:s/>PRICE, � GH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57" calcext:value-type="float">
            <text:p>2.7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227" calcext:value-type="float">
            <text:p>4.2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33" calcext:value-type="float">
            <text:p>4.3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27" calcext:value-type="float">
            <text:p>5.4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674" calcext:value-type="float">
            <text:p>2.67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992" calcext:value-type="float">
            <text:p>2.99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19" calcext:value-type="float">
            <text:p>2.7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77" calcext:value-type="float">
            <text:p>5.4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51" calcext:value-type="float">
            <text:p>5.45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856" calcext:value-type="float">
            <text:p>5.85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05" calcext:value-type="float">
            <text:p>5.10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792" calcext:value-type="float">
            <text:p>5.79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851" calcext:value-type="float">
            <text:p>3.85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922" calcext:value-type="float">
            <text:p>3.92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736" calcext:value-type="float">
            <text:p>4.7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99" calcext:value-type="float">
            <text:p>4.89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717" calcext:value-type="float">
            <text:p>5.71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339" calcext:value-type="float">
            <text:p>6.3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906" calcext:value-type="float">
            <text:p>4.9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.893" calcext:value-type="float">
            <text:p>3.89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104" calcext:value-type="float">
            <text:p>4.10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387" calcext:value-type="float">
            <text:p>4.3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232" calcext:value-type="float">
            <text:p>5.23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026" calcext:value-type="float">
            <text:p>6.02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942" calcext:value-type="float">
            <text:p>5.94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135" calcext:value-type="float">
            <text:p>6.1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0222" calcext:value-type="float">
            <text:p>6.022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905" calcext:value-type="float">
            <text:p>5.90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407" calcext:value-type="float">
            <text:p>5.40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36" calcext:value-type="float">
            <text:p>5.1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65" calcext:value-type="float">
            <text:p>5.16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.912" calcext:value-type="float">
            <text:p>4.91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424" calcext:value-type="float">
            <text:p>6.4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057" calcext:value-type="float">
            <text:p>8.05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597" calcext:value-type="float">
            <text:p>9.59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882" calcext:value-type="float">
            <text:p>9.8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36" calcext:value-type="float">
            <text:p>10.5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794" calcext:value-type="float">
            <text:p>11.7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846" calcext:value-type="float">
            <text:p>8.84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72" calcext:value-type="float">
            <text:p>7.77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26" calcext:value-type="float">
            <text:p>7.3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51" calcext:value-type="float">
            <text:p>7.35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374" calcext:value-type="float">
            <text:p>7.37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632" calcext:value-type="float">
            <text:p>7.63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53" calcext:value-type="float">
            <text:p>7.75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823" calcext:value-type="float">
            <text:p>7.8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23" calcext:value-type="float">
            <text:p>7.7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163" calcext:value-type="float">
            <text:p>7.16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936" calcext:value-type="float">
            <text:p>6.93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573" calcext:value-type="float">
            <text:p>6.57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.824" calcext:value-type="float">
            <text:p>6.82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722" calcext:value-type="float">
            <text:p>7.7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.865" calcext:value-type="float">
            <text:p>7.8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.717" calcext:value-type="float">
            <text:p>8.71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438" calcext:value-type="float">
            <text:p>10.4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.686" calcext:value-type="float">
            <text:p>13.68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44" calcext:value-type="float">
            <text:p>10.54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603" calcext:value-type="float">
            <text:p>10.60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532" calcext:value-type="float">
            <text:p>10.53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.352" calcext:value-type="float">
            <text:p>9.35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055" calcext:value-type="float">
            <text:p>11.0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734" calcext:value-type="float">
            <text:p>11.73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849" calcext:value-type="float">
            <text:p>12.84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359" calcext:value-type="float">
            <text:p>14.35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267" calcext:value-type="float">
            <text:p>14.2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338" calcext:value-type="float">
            <text:p>14.33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397" calcext:value-type="float">
            <text:p>12.3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688" calcext:value-type="float">
            <text:p>12.68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483" calcext:value-type="float">
            <text:p>11.48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427" calcext:value-type="float">
            <text:p>11.42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.504" calcext:value-type="float">
            <text:p>11.50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.903" calcext:value-type="float">
            <text:p>12.90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.833" calcext:value-type="float">
            <text:p>13.83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.979" calcext:value-type="float">
            <text:p>14.97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.508" calcext:value-type="float">
            <text:p>18.50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.053" calcext:value-type="float">
            <text:p>17.05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.324" calcext:value-type="float">
            <text:p>16.32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411" calcext:value-type="float">
            <text:p>24.41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815" calcext:value-type="float">
            <text:p>23.81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.379" calcext:value-type="float">
            <text:p>20.37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.968" calcext:value-type="float">
            <text:p>21.96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826" calcext:value-type="float">
            <text:p>27.82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697" calcext:value-type="float">
            <text:p>32.69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629" calcext:value-type="float">
            <text:p>32.62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804" calcext:value-type="float">
            <text:p>28.80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.428" calcext:value-type="float">
            <text:p>30.42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506" calcext:value-type="float">
            <text:p>28.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.799" calcext:value-type="float">
            <text:p>26.79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923" calcext:value-type="float">
            <text:p>24.92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419" calcext:value-type="float">
            <text:p>27.41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024" calcext:value-type="float">
            <text:p>25.02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134" calcext:value-type="float">
            <text:p>25.1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.706" calcext:value-type="float">
            <text:p>22.7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236" calcext:value-type="float">
            <text:p>23.23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538" calcext:value-type="float">
            <text:p>25.53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604" calcext:value-type="float">
            <text:p>24.60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.814" calcext:value-type="float">
            <text:p>24.81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.576" calcext:value-type="float">
            <text:p>25.57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.505" calcext:value-type="float">
            <text:p>27.5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.346" calcext:value-type="float">
            <text:p>30.3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1.516" calcext:value-type="float">
            <text:p>31.51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.751" calcext:value-type="float">
            <text:p>32.75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.402" calcext:value-type="float">
            <text:p>37.40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.771" calcext:value-type="float">
            <text:p>41.7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.882" calcext:value-type="float">
            <text:p>44.88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.147" calcext:value-type="float">
            <text:p>47.1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865" calcext:value-type="float">
            <text:p>56.8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.871" calcext:value-type="float">
            <text:p>47.8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.798" calcext:value-type="float">
            <text:p>55.79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261" calcext:value-type="float">
            <text:p>57.26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.142" calcext:value-type="float">
            <text:p>53.1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462" calcext:value-type="float">
            <text:p>66.46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235" calcext:value-type="float">
            <text:p>68.2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888" calcext:value-type="float">
            <text:p>63.88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.544" calcext:value-type="float">
            <text:p>59.54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424" calcext:value-type="float">
            <text:p>57.42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.946" calcext:value-type="float">
            <text:p>50.94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.132" calcext:value-type="float">
            <text:p>54.13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.416" calcext:value-type="float">
            <text:p>60.41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.121" calcext:value-type="float">
            <text:p>44.12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.857" calcext:value-type="float">
            <text:p>52.85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.045" calcext:value-type="float">
            <text:p>53.04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.437" calcext:value-type="float">
            <text:p>55.43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049" calcext:value-type="float">
            <text:p>56.04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.009" calcext:value-type="float">
            <text:p>59.00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.241" calcext:value-type="float">
            <text:p>56.2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7.767" calcext:value-type="float">
            <text:p>57.7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.588" calcext:value-type="float">
            <text:p>60.58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.141" calcext:value-type="float">
            <text:p>64.1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286" calcext:value-type="float">
            <text:p>68.28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447" calcext:value-type="float">
            <text:p>81.44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2.456" calcext:value-type="float">
            <text:p>82.45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5.485" calcext:value-type="float">
            <text:p>75.48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7.574" calcext:value-type="float">
            <text:p>77.57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.187" calcext:value-type="float">
            <text:p>73.18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.794" calcext:value-type="float">
            <text:p>73.79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1.814" calcext:value-type="float">
            <text:p>71.81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4.797" calcext:value-type="float">
            <text:p>74.79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111" calcext:value-type="float">
            <text:p>81.1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3.137" calcext:value-type="float">
            <text:p>83.13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.597" calcext:value-type="float">
            <text:p>90.59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.581" calcext:value-type="float">
            <text:p>92.58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8.149" calcext:value-type="float">
            <text:p>108.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3.76" calcext:value-type="float">
            <text:p>103.7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0.125" calcext:value-type="float">
            <text:p>100.1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1.167" calcext:value-type="float">
            <text:p>101.16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0.063" calcext:value-type="float">
            <text:p>110.06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104" calcext:value-type="float">
            <text:p>117.10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583" calcext:value-type="float">
            <text:p>123.58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34" calcext:value-type="float">
            <text:p>117.3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8.061" calcext:value-type="float">
            <text:p>128.0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5.872" calcext:value-type="float">
            <text:p>125.87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9.286" calcext:value-type="float">
            <text:p>139.28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9.529" calcext:value-type="float">
            <text:p>149.52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132" calcext:value-type="float">
            <text:p>138.13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775" calcext:value-type="float">
            <text:p>132.77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9.024" calcext:value-type="float">
            <text:p>129.0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761" calcext:value-type="float">
            <text:p>123.7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43" calcext:value-type="float">
            <text:p>123.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8.546" calcext:value-type="float">
            <text:p>118.54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977" calcext:value-type="float">
            <text:p>123.97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118" calcext:value-type="float">
            <text:p>124.1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7.651" calcext:value-type="float">
            <text:p>117.65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617" calcext:value-type="float">
            <text:p>134.61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8.466" calcext:value-type="float">
            <text:p>128.46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262" calcext:value-type="float">
            <text:p>138.2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692" calcext:value-type="float">
            <text:p>134.6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518" calcext:value-type="float">
            <text:p>134.5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8.904" calcext:value-type="float">
            <text:p>138.9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4.343" calcext:value-type="float">
            <text:p>134.34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0.006" calcext:value-type="float">
            <text:p>150.0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2.998" calcext:value-type="float">
            <text:p>142.9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3.545" calcext:value-type="float">
            <text:p>143.5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2.298" calcext:value-type="float">
            <text:p>152.2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6.89" calcext:value-type="float">
            <text:p>166.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9.767" calcext:value-type="float">
            <text:p>169.7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7.575" calcext:value-type="float">
            <text:p>197.57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6.88" calcext:value-type="float">
            <text:p>206.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0.179" calcext:value-type="float">
            <text:p>180.1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1.47" calcext:value-type="float">
            <text:p>181.4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1.45" calcext:value-type="float">
            <text:p>171.4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8.33" calcext:value-type="float">
            <text:p>178.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7.97" calcext:value-type="float">
            <text:p>207.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6.59" calcext:value-type="float">
            <text:p>226.5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97" calcext:value-type="float">
            <text:p>230.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4.56" calcext:value-type="float">
            <text:p>214.5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26" calcext:value-type="float">
            <text:p>194.2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2.518" calcext:value-type="float">
            <text:p>232.5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6.79" calcext:value-type="float">
            <text:p>216.7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1.16" calcext:value-type="float">
            <text:p>211.1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4.3" calcext:value-type="float">
            <text:p>32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4.26" calcext:value-type="float">
            <text:p>234.2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4.6" calcext:value-type="float">
            <text:p>244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9.853" calcext:value-type="float">
            <text:p>219.85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7.8" calcext:value-type="float">
            <text:p>227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985" calcext:value-type="float">
            <text:p>231.98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6.766" calcext:value-type="float">
            <text:p>236.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9471" calcext:value-type="float">
            <text:p>149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3279" calcext:value-type="float">
            <text:p>1532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1739" calcext:value-type="float">
            <text:p>171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530" calcext:value-type="float">
            <text:p>2035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481" calcext:value-type="float">
            <text:p>2184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8998" calcext:value-type="float">
            <text:p>228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2753" calcext:value-type="float">
            <text:p>2527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33350" calcext:value-type="float">
            <text:p>3333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4967.1" calcext:value-type="float">
            <text:p>214967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8000" calcext:value-type="float">
            <text:p>198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8162.1" calcext:value-type="float">
            <text:p>22816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680" calcext:value-type="float">
            <text:p>2306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3173" calcext:value-type="float">
            <text:p>2531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8776" calcext:value-type="float">
            <text:p>27877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4196" calcext:value-type="float">
            <text:p>28419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7745" calcext:value-type="float">
            <text:p>3277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4474" calcext:value-type="float">
            <text:p>42447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9912" calcext:value-type="float">
            <text:p>4999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8701" calcext:value-type="float">
            <text:p>5087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3000" calcext:value-type="float">
            <text:p>633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31567" calcext:value-type="float">
            <text:p>3315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9375" calcext:value-type="float">
            <text:p>2493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25563" calcext:value-type="float">
            <text:p>22556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3513" calcext:value-type="float">
            <text:p>27351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59778" calcext:value-type="float">
            <text:p>35977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1551" calcext:value-type="float">
            <text:p>40155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98746" calcext:value-type="float">
            <text:p>3987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1892" calcext:value-type="float">
            <text:p>44189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7867" calcext:value-type="float">
            <text:p>4978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6357" calcext:value-type="float">
            <text:p>56635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0884" calcext:value-type="float">
            <text:p>53088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4691" calcext:value-type="float">
            <text:p>4146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19212" calcext:value-type="float">
            <text:p>3192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1612" calcext:value-type="float">
            <text:p>3416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64818" calcext:value-type="float">
            <text:p>3648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2639" calcext:value-type="float">
            <text:p>4026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1266" calcext:value-type="float">
            <text:p>44126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1985" calcext:value-type="float">
            <text:p>4719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975" calcext:value-type="float">
            <text:p>49397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084" calcext:value-type="float">
            <text:p>4930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0184" calcext:value-type="float">
            <text:p>5301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7137" calcext:value-type="float">
            <text:p>6471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7211" calcext:value-type="float">
            <text:p>56721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2163" calcext:value-type="float">
            <text:p>4221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0360" calcext:value-type="float">
            <text:p>37036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2243" calcext:value-type="float">
            <text:p>3422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55483" calcext:value-type="float">
            <text:p>35548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7757" calcext:value-type="float">
            <text:p>42775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93146" calcext:value-type="float">
            <text:p>4931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7016" calcext:value-type="float">
            <text:p>47701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6452" calcext:value-type="float">
            <text:p>4764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3877" calcext:value-type="float">
            <text:p>5638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24502" calcext:value-type="float">
            <text:p>62450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9870" calcext:value-type="float">
            <text:p>6898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52491" calcext:value-type="float">
            <text:p>65249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78046" calcext:value-type="float">
            <text:p>6780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18697" calcext:value-type="float">
            <text:p>4186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33000" calcext:value-type="float">
            <text:p>433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4000" calcext:value-type="float">
            <text:p>464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1000" calcext:value-type="float">
            <text:p>521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5610" calcext:value-type="float">
            <text:p>5256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1600" calcext:value-type="float">
            <text:p>541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16180" calcext:value-type="float">
            <text:p>61618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35255" calcext:value-type="float">
            <text:p>73525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71230" calcext:value-type="float">
            <text:p>7712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0550" calcext:value-type="float">
            <text:p>92055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0790" calcext:value-type="float">
            <text:p>90079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15790" calcext:value-type="float">
            <text:p>61579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38410" calcext:value-type="float">
            <text:p>5384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80830" calcext:value-type="float">
            <text:p>5808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5600" calcext:value-type="float">
            <text:p>645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98314" calcext:value-type="float">
            <text:p>5983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8630" calcext:value-type="float">
            <text:p>60863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55500" calcext:value-type="float">
            <text:p>655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48000" calcext:value-type="float">
            <text:p>6480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28470" calcext:value-type="float">
            <text:p>72847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7450" calcext:value-type="float">
            <text:p>8074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84200" calcext:value-type="float">
            <text:p>8842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84145" calcext:value-type="float">
            <text:p>8841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00750" calcext:value-type="float">
            <text:p>700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09010" calcext:value-type="float">
            <text:p>6090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2300" calcext:value-type="float">
            <text:p>5223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45905" calcext:value-type="float">
            <text:p>5459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25733" calcext:value-type="float">
            <text:p>62573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7.46" calcext:value-type="float">
            <text:p>97.4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92" calcext:value-type="float">
            <text:p>113.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91" calcext:value-type="float">
            <text:p>80.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75.93" calcext:value-type="float">
            <text:p>75.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1.56" calcext:value-type="float">
            <text:p>81.5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6.81" calcext:value-type="float">
            <text:p>96.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13" calcext:value-type="float">
            <text:p>113.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89" calcext:value-type="float">
            <text:p>124.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1.54" calcext:value-type="float">
            <text:p>131.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96.19" calcext:value-type="float">
            <text:p>96.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09.32" calcext:value-type="float">
            <text:p>109.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1.35" calcext:value-type="float">
            <text:p>121.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2.04" calcext:value-type="float">
            <text:p>112.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0.64" calcext:value-type="float">
            <text:p>120.6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7.84" calcext:value-type="float">
            <text:p>137.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19" calcext:value-type="float">
            <text:p>130.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9.96" calcext:value-type="float">
            <text:p>139.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2.42" calcext:value-type="float">
            <text:p>142.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3.88" calcext:value-type="float">
            <text:p>153.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7.71" calcext:value-type="float">
            <text:p>167.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79" calcext:value-type="float">
            <text:p>194.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6.37" calcext:value-type="float">
            <text:p>196.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40.13" calcext:value-type="float">
            <text:p>140.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5.82" calcext:value-type="float">
            <text:p>115.8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24.65" calcext:value-type="float">
            <text:p>124.6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85" calcext:value-type="float">
            <text:p>132.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4.22" calcext:value-type="float">
            <text:p>154.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60.43" calcext:value-type="float">
            <text:p>160.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73.61" calcext:value-type="float">
            <text:p>173.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0.91" calcext:value-type="float">
            <text:p>190.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4.23" calcext:value-type="float">
            <text:p>194.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2.1" calcext:value-type="float">
            <text:p>20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2.91" calcext:value-type="float">
            <text:p>132.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0.15" calcext:value-type="float">
            <text:p>130.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59.44" calcext:value-type="float">
            <text:p>159.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5.75" calcext:value-type="float">
            <text:p>195.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.77" calcext:value-type="float">
            <text:p>203.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8.18" calcext:value-type="float">
            <text:p>208.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6.16" calcext:value-type="float">
            <text:p>246.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0.46" calcext:value-type="float">
            <text:p>280.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8.3" calcext:value-type="float">
            <text:p>258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5.46" calcext:value-type="float">
            <text:p>185.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91.7" calcext:value-type="float">
            <text:p>191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8.9" calcext:value-type="float">
            <text:p>21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5.7" calcext:value-type="float">
            <text:p>24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0.32" calcext:value-type="float">
            <text:p>270.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97.4" calcext:value-type="float">
            <text:p>29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2.81" calcext:value-type="float">
            <text:p>282.8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9.83" calcext:value-type="float">
            <text:p>209.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09.83" calcext:value-type="float">
            <text:p>209.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59" calcext:value-type="float">
            <text:p>231.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40.31" calcext:value-type="float">
            <text:p>240.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2.87" calcext:value-type="float">
            <text:p>252.8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3.83" calcext:value-type="float">
            <text:p>263.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95.13" calcext:value-type="float">
            <text:p>29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4.45" calcext:value-type="float">
            <text:p>344.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2.36" calcext:value-type="float">
            <text:p>322.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9.67" calcext:value-type="float">
            <text:p>239.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0.58" calcext:value-type="float">
            <text:p>230.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31.92" calcext:value-type="float">
            <text:p>231.9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6.87" calcext:value-type="float">
            <text:p>256.8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59.37" calcext:value-type="float">
            <text:p>259.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77.06" calcext:value-type="float">
            <text:p>277.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287.39" calcext:value-type="float">
            <text:p>287.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5.26" calcext:value-type="float">
            <text:p>345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8.35" calcext:value-type="float">
            <text:p>378.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6.93" calcext:value-type="float">
            <text:p>376.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68.4" calcext:value-type="float">
            <text:p>368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1.04" calcext:value-type="float">
            <text:p>301.0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09.44" calcext:value-type="float">
            <text:p>309.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27.25" calcext:value-type="float">
            <text:p>327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45.17" calcext:value-type="float">
            <text:p>345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75.13" calcext:value-type="float">
            <text:p>375.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2.98" calcext:value-type="float">
            <text:p>382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3.63" calcext:value-type="float">
            <text:p>423.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3.1" calcext:value-type="float">
            <text:p>47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4.89" calcext:value-type="float">
            <text:p>524.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07.53" calcext:value-type="float">
            <text:p>507.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2.7" calcext:value-type="float">
            <text:p>42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3.06" calcext:value-type="float">
            <text:p>383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383.06" calcext:value-type="float">
            <text:p>383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00.17" calcext:value-type="float">
            <text:p>400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24.69" calcext:value-type="float">
            <text:p>424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3.95" calcext:value-type="float">
            <text:p>473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76.47" calcext:value-type="float">
            <text:p>476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8.26" calcext:value-type="float">
            <text:p>528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61.18" calcext:value-type="float">
            <text:p>561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51.12" calcext:value-type="float">
            <text:p>551.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637.65" calcext:value-type="float">
            <text:p>637.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89.93" calcext:value-type="float">
            <text:p>589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524.45" calcext:value-type="float">
            <text:p>524.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82.71" calcext:value-type="float">
            <text:p>482.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47.24" calcext:value-type="float">
            <text:p>447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2.33" calcext:value-type="float">
            <text:p>462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YAM</text:p>
          </table:table-cell>
          <table:table-cell office:value-type="float" office:value="250" calcext:value-type="float">
            <text:p>250</text:p>
          </table:table-cell>
          <table:table-cell office:value-type="float" office:value="461.76" calcext:value-type="float">
            <text:p>461.76</text:p>
          </table:table-cell>
        </table:table-row>
      </table:table>
      <table:named-expressions/>
      <table:database-ranges>
        <table:database-range table:name="__Anonymous_Sheet_DB__0" table:target-range-address="'NATIONAL WHOLESALE PRICE OF SOME SELECTED COMMODITIES, 1970-2017'.C1:'NATIONAL WHOLESALE PRICE OF SOME SELECTED COMMODITIES, 1970-2017'.C3217" table:display-filter-buttons="true">
          <table:filter>
            <table:filter-and>
              <table:filter-condition table:field-number="0" table:value="YAM" table:operator="="/>
            </table:filter-and>
          </table:filter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19:34:46.586724095</dc:date>
    <meta:editing-duration>PT5M49S</meta:editing-duration>
    <meta:editing-cycles>2</meta:editing-cycles>
    <meta:generator>LibreOffice/6.0.7.3$Linux_X86_64 LibreOffice_project/00m0$Build-3</meta:generator>
    <meta:document-statistic meta:table-count="2" meta:cell-count="18970" meta:object-count="0"/>
  </office:meta>
</office:document-meta>
</file>